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776">
      <style:text-properties fo:font-variant="normal" fo:text-transform="none" fo:color="#ffffff" style:text-line-through-type="none" style:text-line-through-style="none" style:text-line-through-width="auto" style:text-line-through-color="font-color" style:text-position="0% 100%" fo:font-family="Times New Roman" style:font-family-asian="Times New Roman" style:font-family-complex="Times New Roman"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5%" fo:text-align="left" style:tab-stop-distance="0.5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0">
      <style:text-properties fo:font-variant="normal" fo:text-transform="none" fo:color="#b01513" style:text-line-through-type="none" style:text-line-through-style="none" style:text-line-through-width="auto" style:text-line-through-color="font-color" style:text-position="0% 100%" fo:font-family="Montserrat" style:font-family-asian="Montserrat" style:font-family-complex="Montserrat" fo:font-size="0.58333in" style:font-size-asian="0.58333in" style:font-size-complex="0.58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1">
      <style:text-properties fo:font-variant="normal" fo:text-transform="none" fo:color="#b01513" style:text-line-through-type="none" style:text-line-through-style="none" style:text-line-through-width="auto" style:text-line-through-color="font-color" style:text-position="0% 100%" fo:font-family="Montserrat" style:font-family-asian="Montserrat" style:font-family-complex="Montserrat" fo:font-size="0.58333in" style:font-size-asian="0.58333in" style:font-size-complex="0.58333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55">
      <style:drawing-page-properties draw:fill="bitmap" draw:fill-image-name="a75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6">
      <style:text-properties fo:font-variant="normal" fo:text-transform="none" fo:color="#b01513" style:text-line-through-type="none" style:text-line-through-style="none" style:text-line-through-width="auto" style:text-line-through-color="font-color" style:text-position="0% 100%" fo:font-family="Montserrat" style:font-family-asian="Montserrat" style:font-family-complex="Montserrat" fo:font-size="0.58333in" style:font-size-asian="0.58333in" style:font-size-complex="0.58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7">
      <style:text-properties fo:font-variant="normal" fo:text-transform="none" fo:color="#b01513" style:text-line-through-type="none" style:text-line-through-style="none" style:text-line-through-width="auto" style:text-line-through-color="font-color" style:text-position="0% 100%" fo:font-family="Montserrat" style:font-family-asian="Montserrat" style:font-family-complex="Montserrat" fo:font-size="0.58333in" style:font-size-asian="0.58333in" style:font-size-complex="0.58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8">
      <style:text-properties fo:font-variant="normal" fo:text-transform="none" fo:color="#b01513" style:text-line-through-type="none" style:text-line-through-style="none" style:text-line-through-width="auto" style:text-line-through-color="font-color" style:text-position="0% 100%" fo:font-family="Montserrat" style:font-family-asian="Montserrat" style:font-family-complex="Montserrat" fo:font-size="0.58333in" style:font-size-asian="0.58333in" style:font-size-complex="0.58333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d9d3cb" style:text-line-through-type="none" style:text-line-through-style="none" style:text-line-through-width="auto" style:text-line-through-color="font-color" style:text-position="0% 100%" fo:font-family="Montserrat" style:font-family-asian="Montserrat" style:font-family-complex="Montserrat" fo:font-size="0.26389in" style:font-size-asian="0.26389in" style:font-size-complex="0.263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42525"/>
    </style:style>
    <style:style style:family="paragraph" style:name="a731">
      <style:paragraph-properties fo:line-height="8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34">
      <style:drawing-page-properties draw:fill="bitmap" draw:fill-image-name="a73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5">
      <style:text-properties fo:font-variant="normal" fo:text-transform="none" fo:color="#b01513" style:text-line-through-type="none" style:text-line-through-style="none" style:text-line-through-width="auto" style:text-line-through-color="font-color" style:text-position="0% 100%" fo:font-family="Montserrat" style:font-family-asian="Montserrat" style:font-family-complex="Montserrat" fo:font-size="0.58333in" style:font-size-asian="0.58333in" style:font-size-complex="0.58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6">
      <style:text-properties fo:font-variant="normal" fo:text-transform="none" fo:color="#b01513" style:text-line-through-type="none" style:text-line-through-style="none" style:text-line-through-width="auto" style:text-line-through-color="font-color" style:text-position="0% 100%" fo:font-family="Montserrat" style:font-family-asian="Montserrat" style:font-family-complex="Montserrat" fo:font-size="0.58333in" style:font-size-asian="0.58333in" style:font-size-complex="0.58333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80">
      <style:drawing-page-properties draw:fill="bitmap" draw:fill-image-name="a77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8">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Times New Roman" style:font-family-asian="Times New Roman" style:font-family-complex="Times New Roman"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60">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Times New Roman" style:font-family-asian="Times New Roman" style:font-family-complex="Times New Roman"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Times New Roman" style:font-family-asian="Times New Roman" style:font-family-complex="Times New Roman" fo:font-size="0.45833in" style:font-size-asian="0.45833in" style:font-size-complex="0.45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5%"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5%" fo:text-align="left" style:tab-stop-distance="0.5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5%" fo:text-align="left" style:tab-stop-distance="0.5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Times New Roman" style:font-family-asian="Times New Roman" style:font-family-complex="Times New Roman"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15%" fo:text-align="left" style:tab-stop-distance="0.5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44">
      <style:drawing-page-properties draw:fill="bitmap" draw:fill-image-name="a74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Times New Roman" style:font-family-asian="Times New Roman" style:font-family-complex="Times New Roman"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ffffff" style:text-line-through-type="none" style:text-line-through-style="none" style:text-line-through-width="auto" style:text-line-through-color="font-color" style:text-position="0% 100%" fo:font-family="Times New Roman" style:font-family-asian="Times New Roman" style:font-family-complex="Times New Roman"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5%" fo:text-align="left" style:tab-stop-distance="0.5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9">
      <style:text-properties fo:font-variant="normal" fo:text-transform="none" fo:color="#b01513" style:text-line-through-type="none" style:text-line-through-style="none" style:text-line-through-width="auto" style:text-line-through-color="font-color" style:text-position="0% 100%" fo:font-family="Montserrat" style:font-family-asian="Montserrat" style:font-family-complex="Montserrat" fo:font-size="0.58333in" style:font-size-asian="0.58333in" style:font-size-complex="0.58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22">
      <style:drawing-page-properties draw:fill="bitmap" draw:fill-image-name="a72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70">
      <style:drawing-page-properties draw:fill="bitmap" draw:fill-image-name="a76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7">
      <style:text-properties fo:font-variant="normal" fo:text-transform="none" fo:color="#d9d3cb" style:text-line-through-type="none" style:text-line-through-style="none" style:text-line-through-width="auto" style:text-line-through-color="font-color" style:text-position="0% 100%" fo:font-family="Montserrat" style:font-family-asian="Montserrat" style:font-family-complex="Montserra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42525"/>
    </style:style>
    <style:style style:family="text" style:name="a771">
      <style:text-properties fo:font-variant="normal" fo:text-transform="none" fo:color="#b01513" style:text-line-through-type="none" style:text-line-through-style="none" style:text-line-through-width="auto" style:text-line-through-color="font-color" style:text-position="0% 100%" fo:font-family="Montserrat" style:font-family-asian="Montserrat" style:font-family-complex="Montserrat" fo:font-size="0.45833in" style:font-size-asian="0.45833in" style:font-size-complex="0.458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8">
      <style:text-properties fo:font-variant="normal" fo:text-transform="none" fo:color="#d9d3cb" style:text-line-through-type="none" style:text-line-through-style="none" style:text-line-through-width="auto" style:text-line-through-color="font-color" style:text-position="0% 100%" fo:font-family="Montserrat" style:font-family-asian="Montserrat" style:font-family-complex="Montserrat" fo:font-size="0.26389in" style:font-size-asian="0.26389in" style:font-size-complex="0.263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42525"/>
    </style:style>
    <style:style style:family="text" style:name="a772">
      <style:text-properties fo:font-variant="normal" fo:text-transform="none" fo:color="#b01513" style:text-line-through-type="none" style:text-line-through-style="none" style:text-line-through-width="auto" style:text-line-through-color="font-color" style:text-position="0% 100%" fo:font-family="Montserrat" style:font-family-asian="Montserrat" style:font-family-complex="Montserrat" fo:font-size="0.45833in" style:font-size-asian="0.45833in" style:font-size-complex="0.45833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9">
      <style:paragraph-properties fo:line-height="8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8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Times New Roman" style:font-family-asian="Times New Roman" style:font-family-complex="Times New Roman"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presentation>
      <draw:page draw:name="Slide1" draw:style-name="a722" draw:master-page-name="Master1-Layout1-title-Diapositive-de-titre" presentation:presentation-page-layout-name="Master1-PPL1" draw:id="Slide-256">
        <draw:frame draw:id="id222" draw:style-name="a726" draw:name="Google Shape;134;p13" svg:x="0.69565in" svg:y="0.4058in" svg:width="10.71015in" svg:height="1.25362in">
          <draw:text-box>
            <text:p text:style-name="a725" text:class-names="" text:cond-style-name=""><text:span text:style-name="a723" text:class-names="">Introduction Database checkpoint</text:span><text:span text:style-name="a724" text:class-names=""/></text:p>
          </draw:text-box>
          <svg:title/>
          <svg:desc/>
        </draw:frame>
        <draw:frame draw:id="id223" draw:style-name="a732" draw:name="Google Shape;135;p13" svg:x="6.21145in" svg:y="2.63367in" svg:width="7.39725in" svg:height="0.48227in">
          <draw:text-box>
            <text:p text:style-name="a729" text:class-names="" text:cond-style-name=""><text:span text:style-name="a727" text:class-names="">which are MySQL, PostgreSQL and SQL SERVER<text:s text:c="1"/></text:span><text:span text:style-name="a728" text:class-names=""/></text:p>
            <text:p text:style-name="a731" text:class-names="" text:cond-style-name=""><text:span text:style-name="a730" text:class-names=""/></text:p>
          </draw:text-box>
          <svg:title/>
          <svg:desc/>
        </draw:frame>
      </draw:page>
      <draw:page draw:name="Slide2" draw:style-name="a734" draw:master-page-name="Master1-Layout1-title-Diapositive-de-titre" presentation:presentation-page-layout-name="Master1-PPL1" draw:id="Slide-257">
        <draw:frame draw:id="id224" draw:style-name="a738" draw:name="Google Shape;140;p14" svg:x="0.6087in" svg:y="0.21739in" svg:width="8.51558in" svg:height="1in">
          <draw:text-box>
            <text:p text:style-name="a737" text:class-names="" text:cond-style-name=""><text:span text:style-name="a735" text:class-names="">MySQL</text:span><text:span text:style-name="a736" text:class-names=""/></text:p>
          </draw:text-box>
          <svg:title/>
          <svg:desc/>
        </draw:frame>
        <draw:frame draw:id="id225" draw:style-name="a742" draw:name="Google Shape;141;p14" svg:x="1.15942in" svg:y="1.68918in" svg:width="10.15942in" svg:height="4.64338in">
          <draw:text-box>
            <text:p text:style-name="a741" text:class-names="" text:cond-style-name=""><text:span text:style-name="a739" text:class-names="">MySQL is a relational database management system (RDBMS) developed by Oracle that is based on structured query language (SQL). A database is a structured collection of data. It may be anything from a simple shopping list to a picture gallery or a place to hold the vast amounts of information in a corporate network.</text:span><text:span text:style-name="a740" text:class-names=""/></text:p>
          </draw:text-box>
          <svg:title/>
          <svg:desc/>
        </draw:frame>
      </draw:page>
      <draw:page draw:name="Slide3" draw:style-name="a744" draw:master-page-name="Master1-Layout1-title-Diapositive-de-titre" presentation:presentation-page-layout-name="Master1-PPL1" draw:id="Slide-258">
        <draw:frame draw:id="id226" draw:style-name="a748" draw:name="Google Shape;147;p15" svg:x="0.6087in" svg:y="1.43478in" svg:width="12.5942in" svg:height="4.42029in">
          <draw:text-box>
            <text:p text:style-name="a747" text:class-names="" text:cond-style-name=""><text:span text:style-name="a745" text:class-names="">PostgreSQL is an advanced, enterprise class open source relational database that supports both SQL (relational) and JSON (non-relational) querying. ... PostgreSQL is used as the primary data store or data warehouse for many web, mobile, geospatial, and analytics applications. The latest major version is PostgreSQL 12.</text:span><text:span text:style-name="a746" text:class-names=""/></text:p>
          </draw:text-box>
          <svg:title/>
          <svg:desc/>
        </draw:frame>
        <draw:frame draw:id="id227" draw:style-name="a753" draw:name="Google Shape;140;p14" svg:x="0.6087in" svg:y="0.21739in" svg:width="8.51558in" svg:height="1in">
          <draw:text-box>
            <text:p text:style-name="a752" text:class-names="" text:cond-style-name=""><text:span text:style-name="a749" text:class-names="">Postgre</text:span><text:span text:style-name="a750" text:class-names=""><text:s text:c="1"/>SQL</text:span><text:span text:style-name="a751" text:class-names=""/></text:p>
          </draw:text-box>
          <svg:title/>
          <svg:desc/>
        </draw:frame>
      </draw:page>
      <draw:page draw:name="Slide4" draw:style-name="a755" draw:master-page-name="Master1-Layout1-title-Diapositive-de-titre" presentation:presentation-page-layout-name="Master1-PPL1" draw:id="Slide-259">
        <draw:frame draw:id="id228" draw:style-name="a760" draw:name="Google Shape;140;p14" svg:x="0.6087in" svg:y="0.21739in" svg:width="8.51558in" svg:height="1in">
          <draw:text-box>
            <text:p text:style-name="a759" text:class-names="" text:cond-style-name=""><text:span text:style-name="a756" text:class-names="">S</text:span><text:span text:style-name="a757" text:class-names="">QL Server</text:span><text:span text:style-name="a758" text:class-names=""/></text:p>
          </draw:text-box>
          <svg:title/>
          <svg:desc/>
        </draw:frame>
        <draw:frame draw:id="id229" draw:style-name="a768" draw:name="Google Shape;153;p16" svg:x="0.6087in" svg:y="2.15814in" svg:width="12.46377in" svg:height="4.33462in">
          <draw:text-box>
            <text:p text:style-name="a763" text:class-names="" text:cond-style-name=""><text:span text:style-name="a761" text:class-names="">SQL Server is a database management system (DBMS) in SQL language incorporating, among other things, an RDBMS (relational DBMS ") developed and marketed by the Microsoft company. It works on Windows and Linux OS (since March 2016), but it is possible to launch it on Mac OS via Docker, because there is a version for download on the Microsoft website2.</text:span><text:span text:style-name="a762" text:class-names=""/></text:p>
            <text:p text:style-name="a765" text:class-names="" text:cond-style-name=""><text:span text:style-name="a764" text:class-names=""/></text:p>
            <text:p text:style-name="a767" text:class-names="" text:cond-style-name=""><text:span text:style-name="a766" text:class-names=""/></text:p>
          </draw:text-box>
          <svg:title/>
          <svg:desc/>
        </draw:frame>
      </draw:page>
      <draw:page draw:name="Slide5" draw:style-name="a770" draw:master-page-name="Master1-Layout1-title-Diapositive-de-titre" presentation:presentation-page-layout-name="Master1-PPL1" draw:id="Slide-260">
        <draw:frame draw:id="id230" draw:style-name="a774" draw:name="Google Shape;140;p14" svg:x="0.6087in" svg:y="0.21739in" svg:width="10.47826in" svg:height="1in">
          <draw:text-box>
            <text:p text:style-name="a773" text:class-names="" text:cond-style-name=""><text:span text:style-name="a771" text:class-names="">A comparison between the three RDBMS</text:span><text:span text:style-name="a772" text:class-names=""/></text:p>
          </draw:text-box>
          <svg:title/>
          <svg:desc/>
        </draw:frame>
        <draw:frame draw:id="id231" draw:style-name="a778" draw:name="Google Shape;161;p17" svg:x="0.46377in" svg:y="1.69565in" svg:width="12.26087in" svg:height="4.27536in">
          <draw:text-box>
            <text:p text:style-name="a777" text:class-names="" text:cond-style-name=""><text:span text:style-name="a775" text:class-names="">PostgreSQL, MySQL, and SQL server use very similar syntax, with some notable differences highlighted below. Microsoft SQL Server has the greatest contrast in SQL syntax, as well as a wide variety of functions not available in other platforms. The table below highlights some examples of basic differences between SQL platforms.</text:span><text:span text:style-name="a776" text:class-names=""/></text:p>
          </draw:text-box>
          <svg:title/>
          <svg:desc/>
        </draw:frame>
      </draw:page>
      <draw:page draw:name="Slide6" draw:style-name="a780" draw:master-page-name="Master1-Layout1-title-Diapositive-de-titre" presentation:presentation-page-layout-name="Master1-PPL1" draw:id="Slide-261">
        <draw:frame draw:id="id232" draw:style-name="a784" draw:name="Google Shape;167;p18" svg:x="2.26087in" svg:y="2.17391in" svg:width="9.05797in" svg:height="2.73913in">
          <draw:text-box>
            <text:p text:style-name="a783" text:class-names="" text:cond-style-name=""><text:span text:style-name="a781" text:class-names="">Merci pour votre attention</text:span><text:span text:style-name="a782"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26307in" svg:y="1.58333in" svg:width="9.65186in" svg:height="3.64127in"/>
      <presentation:placeholder presentation:object="subtitle" svg:x="1.26307in" svg:y="5.22461in" svg:width="9.65186in" svg:height="0.94206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2" style:display-name="Titre et contenu">
      <presentation:placeholder presentation:object="title" svg:x="0.7066in" svg:y="0.4951in" svg:width="10.28513in" svg:height="1.53164in"/>
      <presentation:placeholder presentation:object="object"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3" style:display-name="Titre de section">
      <presentation:placeholder presentation:object="title" svg:x="1.26308in" svg:y="3.12963in" svg:width="9.65186in" svg:height="2.09498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4" style:display-name="Deux contenus">
      <presentation:placeholder presentation:object="title" svg:x="0.7066in" svg:y="0.4951in" svg:width="10.28513in" svg:height="1.53164in"/>
      <presentation:placeholder presentation:object="object" svg:x="1.2066in" svg:y="2.25347in" svg:width="4.80789in" svg:height="4.58854in"/>
      <presentation:placeholder presentation:object="object" svg:x="6.18383in" svg:y="2.24857in" svg:width="4.8079in" svg:height="4.5934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5" style:display-name="Comparaison">
      <presentation:placeholder presentation:object="title" svg:x="0.7066in" svg:y="0.4951in" svg:width="10.28513in" svg:height="1.53164in"/>
      <presentation:placeholder presentation:object="outline" svg:x="1.2066in" svg:y="2.08333in" svg:width="4.80789in" svg:height="0.63021in"/>
      <presentation:placeholder presentation:object="object" svg:x="1.2066in" svg:y="2.75in" svg:width="4.80789in" svg:height="4.09201in"/>
      <presentation:placeholder presentation:object="outline" svg:x="6.18383in" svg:y="2.08333in" svg:width="4.80789in" svg:height="0.63021in"/>
      <presentation:placeholder presentation:object="object" svg:x="6.18383in" svg:y="2.75in" svg:width="4.80789in" svg:height="4.09201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6" style:display-name="Titre seul">
      <presentation:placeholder presentation:object="title" svg:x="0.7066in" svg:y="0.4951in" svg:width="10.28513in" svg:height="1.5316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7" style:display-name="Vide">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8" style:display-name="Contenu avec légende">
      <presentation:placeholder presentation:object="title" svg:x="1.26307in" svg:y="1.58333in" svg:width="3.71945in" svg:height="1.58333in"/>
      <presentation:placeholder presentation:object="object" svg:x="5.23252in" svg:y="1.58333in" svg:width="5.68241in" svg:height="5in"/>
      <presentation:placeholder presentation:object="outline" svg:x="1.26307in" svg:y="3.42222in" svg:width="3.71945in" svg:height="3.16667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9" style:display-name="Image avec légende">
      <presentation:placeholder presentation:object="title" svg:x="1.26193in" svg:y="2.02777in" svg:width="5.56967in" svg:height="1.72223in"/>
      <presentation:placeholder presentation:object="graphic" svg:x="7.60012in" svg:y="1.25in" svg:width="3.5in" svg:height="5in"/>
      <presentation:placeholder presentation:object="outline" svg:x="1.26307in" svg:y="4in" svg:width="5.561in" svg:height="1.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0" style:display-name="Image panoramique avec légende">
      <presentation:placeholder presentation:object="title" svg:x="1.26308in" svg:y="5.24999in" svg:width="9.65186in" svg:height="0.61979in"/>
      <presentation:placeholder presentation:object="graphic" svg:x="1.26307in" svg:y="0.75in" svg:width="9.65186in" svg:height="3.98148in"/>
      <presentation:placeholder presentation:object="outline" svg:x="1.26308in" svg:y="5.86978in" svg:width="9.65185in" svg:height="0.5399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1" style:display-name="Titre et légende">
      <presentation:placeholder presentation:object="title" svg:x="1.26307in" svg:y="1.58333in" svg:width="9.65186in" svg:height="2.16667in"/>
      <presentation:placeholder presentation:object="outline" svg:x="1.26307in" svg:y="4in" svg:width="9.65186in" svg:height="2.58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2" style:display-name="Citation avec légende">
      <presentation:placeholder presentation:object="title" svg:x="1.72222in" svg:y="1.58333in" svg:width="8.74816in" svg:height="2.54087in"/>
      <presentation:placeholder presentation:object="outline" svg:x="2.11111in" svg:y="4.12421in" svg:width="7.96112in" svg:height="0.37421in"/>
      <presentation:placeholder presentation:object="outline" svg:x="1.26307in" svg:y="4.75794in" svg:width="9.65186in" svg:height="1.83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3" style:display-name="Carte nom">
      <presentation:placeholder presentation:object="title" svg:x="1.26307in" svg:y="3.41667in" svg:width="9.65186in" svg:height="1.80794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4" style:display-name="3 colonnes">
      <presentation:placeholder presentation:object="title" svg:x="0.7066in" svg:y="0.4951in" svg:width="10.28513in" svg:height="1.53164in"/>
      <presentation:placeholder presentation:object="outline" svg:x="0.6922in" svg:y="2.16667in" svg:width="3.22273in" svg:height="0.63021in"/>
      <presentation:placeholder presentation:object="outline" svg:x="0.71354in" svg:y="2.91667in" svg:width="3.20139in" svg:height="3.92535in"/>
      <presentation:placeholder presentation:object="outline" svg:x="4.24722in" svg:y="2.16667in" svg:width="3.21111in" svg:height="0.63021in"/>
      <presentation:placeholder presentation:object="outline" svg:x="4.23568in" svg:y="2.91667in" svg:width="3.22265in" svg:height="3.92535in"/>
      <presentation:placeholder presentation:object="outline" svg:x="7.79167in" svg:y="2.16667in" svg:width="3.2066in" svg:height="0.63021in"/>
      <presentation:placeholder presentation:object="outline" svg:x="7.79167in" svg:y="2.91667in" svg:width="3.2066in" svg:height="3.9253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5" style:display-name="3 colonnes d’image">
      <presentation:placeholder presentation:object="title" svg:x="0.7066in" svg:y="0.4951in" svg:width="10.28513in" svg:height="1.53164in"/>
      <presentation:placeholder presentation:object="outline" svg:x="0.71354in" svg:y="4.64889in" svg:width="3.21528in" svg:height="0.63021in"/>
      <presentation:placeholder presentation:object="graphic" svg:x="0.71354in" svg:y="2.41667in" svg:width="3.21528in" svg:height="1.66667in"/>
      <presentation:placeholder presentation:object="outline" svg:x="0.71354in" svg:y="5.2791in" svg:width="3.21528in" svg:height="0.7209in"/>
      <presentation:placeholder presentation:object="outline" svg:x="4.25347in" svg:y="4.64889in" svg:width="3.20486in" svg:height="0.63021in"/>
      <presentation:placeholder presentation:object="graphic" svg:x="4.25347in" svg:y="2.41667in" svg:width="3.20486in" svg:height="1.66667in"/>
      <presentation:placeholder presentation:object="outline" svg:x="4.25199in" svg:y="5.2791in" svg:width="3.20911in" svg:height="0.7209in"/>
      <presentation:placeholder presentation:object="outline" svg:x="7.79167in" svg:y="4.64889in" svg:width="3.2066in" svg:height="0.63021in"/>
      <presentation:placeholder presentation:object="graphic" svg:x="7.79167in" svg:y="2.41667in" svg:width="3.2066in" svg:height="1.66667in"/>
      <presentation:placeholder presentation:object="outline" svg:x="7.79153in" svg:y="5.2791in" svg:width="3.21085in" svg:height="0.7209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6" style:display-name="Titre et texte vertical">
      <presentation:placeholder presentation:object="title" svg:x="0.7066in" svg:y="0.4951in" svg:width="10.28513in" svg:height="1.53164in"/>
      <presentation:placeholder presentation:object="outline"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7" style:display-name="Titre vertical et texte">
      <presentation:placeholder presentation:object="title" svg:x="9.0816in" svg:y="0.47049in" svg:width="1.91667in" svg:height="6.37153in"/>
      <presentation:placeholder presentation:object="outline" svg:x="0.71354in" svg:y="0.97049in" svg:width="8.11805in" svg:height="5.8715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b01513" draw:opacity="100%" draw:stroke="solid" svg:stroke-width="0.02083in" svg:stroke-color="#800c0b" svg:stroke-opacity="100%" svg:stroke-linecap="round"/>
    </style:default-style>
    <draw:gradient draw:name="a117" draw:style="radial" draw:cx="50%" draw:cy="50%" draw:start-color="#50b9c1" draw:end-color="#50b9c1" draw:start-intensity="6%" draw:end-intensity="7%"/>
    <draw:gradient draw:name="a75" draw:style="radial" draw:cx="50%" draw:cy="50%" draw:start-color="#50b9c1" draw:end-color="#50b9c1" draw:start-intensity="6%" draw:end-intensity="7%"/>
    <draw:gradient draw:name="a527" draw:style="radial" draw:cx="50%" draw:cy="50%" draw:start-color="#50b9c1" draw:end-color="#50b9c1" draw:start-intensity="6%" draw:end-intensity="7%"/>
    <draw:gradient draw:name="a459" draw:style="radial" draw:cx="50%" draw:cy="50%" draw:start-color="#50b9c1" draw:end-color="#50b9c1" draw:start-intensity="6%" draw:end-intensity="7%"/>
    <draw:gradient draw:name="a498" draw:style="radial" draw:cx="50%" draw:cy="50%" draw:start-color="#50b9c1" draw:end-color="#50b9c1" draw:start-intensity="6%" draw:end-intensity="7%"/>
    <draw:gradient draw:name="a146" draw:style="radial" draw:cx="50%" draw:cy="50%" draw:start-color="#50b9c1" draw:end-color="#50b9c1" draw:start-intensity="6%" draw:end-intensity="7%"/>
    <draw:gradient draw:name="a430" draw:style="radial" draw:cx="50%" draw:cy="50%" draw:start-color="#50b9c1" draw:end-color="#50b9c1" draw:start-intensity="6%" draw:end-intensity="7%"/>
    <draw:gradient draw:name="a364" draw:style="radial" draw:cx="50%" draw:cy="50%" draw:start-color="#50b9c1" draw:end-color="#50b9c1" draw:start-intensity="6%" draw:end-intensity="7%"/>
    <draw:gradient draw:name="a297" draw:style="radial" draw:cx="50%" draw:cy="50%" draw:start-color="#50b9c1" draw:end-color="#50b9c1" draw:start-intensity="6%" draw:end-intensity="7%"/>
    <draw:gradient draw:name="a205" draw:style="radial" draw:cx="50%" draw:cy="50%" draw:start-color="#50b9c1" draw:end-color="#50b9c1" draw:start-intensity="6%" draw:end-intensity="7%"/>
    <draw:gradient draw:name="a4" draw:style="radial" draw:cx="50%" draw:cy="50%" draw:start-color="#50b9c1" draw:end-color="#50b9c1" draw:start-intensity="6%" draw:end-intensity="7%"/>
    <draw:gradient draw:name="a318" draw:style="radial" draw:cx="50%" draw:cy="50%" draw:start-color="#50b9c1" draw:end-color="#50b9c1" draw:start-intensity="6%" draw:end-intensity="7%"/>
    <draw:gradient draw:name="a46" draw:style="radial" draw:cx="50%" draw:cy="50%" draw:start-color="#50b9c1" draw:end-color="#50b9c1" draw:start-intensity="6%" draw:end-intensity="7%"/>
    <draw:gradient draw:name="a397" draw:style="radial" draw:cx="50%" draw:cy="50%" draw:start-color="#50b9c1" draw:end-color="#50b9c1" draw:start-intensity="6%" draw:end-intensity="7%"/>
    <draw:gradient draw:name="a641" draw:style="radial" draw:cx="50%" draw:cy="50%" draw:start-color="#50b9c1" draw:end-color="#50b9c1" draw:start-intensity="6%" draw:end-intensity="7%"/>
    <draw:gradient draw:name="a272" draw:style="radial" draw:cx="50%" draw:cy="50%" draw:start-color="#50b9c1" draw:end-color="#50b9c1" draw:start-intensity="6%" draw:end-intensity="7%"/>
    <draw:gradient draw:name="a683" draw:style="radial" draw:cx="50%" draw:cy="50%" draw:start-color="#50b9c1" draw:end-color="#50b9c1" draw:start-intensity="6%" draw:end-intensity="7%"/>
    <draw:gradient draw:name="a578" draw:style="radial" draw:cx="50%" draw:cy="50%" draw:start-color="#50b9c1" draw:end-color="#50b9c1" draw:start-intensity="6%" draw:end-intensity="7%"/>
    <draw:fill-image draw:name="a523" xlink:href="media/image1.png" xlink:show="embed" xlink:actuate="onLoad"/>
    <draw:fill-image draw:name="a455" xlink:href="media/image1.png" xlink:show="embed" xlink:actuate="onLoad"/>
    <draw:fill-image draw:name="a494" xlink:href="media/image1.png" xlink:show="embed" xlink:actuate="onLoad"/>
    <draw:fill-image draw:name="a637" xlink:href="media/image1.png" xlink:show="embed" xlink:actuate="onLoad"/>
    <draw:fill-image draw:name="a743" xlink:href="media/image1.png" xlink:show="embed" xlink:actuate="onLoad"/>
    <draw:fill-image draw:name="a142" xlink:href="media/image1.png" xlink:show="embed" xlink:actuate="onLoad"/>
    <draw:fill-image draw:name="a268" xlink:href="media/image1.png" xlink:show="embed" xlink:actuate="onLoad"/>
    <draw:fill-image draw:name="a679" xlink:href="media/image1.png" xlink:show="embed" xlink:actuate="onLoad"/>
    <draw:fill-image draw:name="a360" xlink:href="media/image1.png" xlink:show="embed" xlink:actuate="onLoad"/>
    <draw:fill-image draw:name="a293" xlink:href="media/image1.png" xlink:show="embed" xlink:actuate="onLoad"/>
    <draw:fill-image draw:name="a733" xlink:href="media/image1.png" xlink:show="embed" xlink:actuate="onLoad"/>
    <draw:fill-image draw:name="a201" xlink:href="media/image1.png" xlink:show="embed" xlink:actuate="onLoad"/>
    <draw:fill-image draw:name="a0" xlink:href="media/image1.png" xlink:show="embed" xlink:actuate="onLoad"/>
    <draw:fill-image draw:name="a314" xlink:href="media/image1.png" xlink:show="embed" xlink:actuate="onLoad"/>
    <draw:fill-image draw:name="a721" xlink:href="media/image1.png" xlink:show="embed" xlink:actuate="onLoad"/>
    <draw:fill-image draw:name="a779" xlink:href="media/image1.png" xlink:show="embed" xlink:actuate="onLoad"/>
    <draw:fill-image draw:name="a42" xlink:href="media/image1.png" xlink:show="embed" xlink:actuate="onLoad"/>
    <draw:fill-image draw:name="a393" xlink:href="media/image1.png" xlink:show="embed" xlink:actuate="onLoad"/>
    <draw:fill-image draw:name="a426" xlink:href="media/image1.png" xlink:show="embed" xlink:actuate="onLoad"/>
    <draw:fill-image draw:name="a574" xlink:href="media/image1.png" xlink:show="embed" xlink:actuate="onLoad"/>
    <draw:fill-image draw:name="a769" xlink:href="media/image1.png" xlink:show="embed" xlink:actuate="onLoad"/>
    <draw:fill-image draw:name="a113" xlink:href="media/image1.png" xlink:show="embed" xlink:actuate="onLoad"/>
    <draw:fill-image draw:name="a71" xlink:href="media/image1.png" xlink:show="embed" xlink:actuate="onLoad"/>
    <draw:fill-image draw:name="a754" xlink:href="media/image1.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2">
      <style:drawing-page-properties draw:fill="bitmap" draw:fill-image-name="a7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 style:parent-style-name="Graphics">
      <style:graphic-properties draw:fill="none" fo:clip="rect(0in, 0in, 0in, 0.16549in)" draw:stroke="none"/>
    </style:style>
    <style:style style:family="paragraph" style:name="a2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parent-style-name="Graphics">
      <style:graphic-properties draw:fill="none" fo:clip="rect(0in, 0in, 0in, 0.92197in)" draw:stroke="none"/>
    </style:style>
    <style:style style:family="paragraph" style:name="a4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draw:fill="gradient" draw:fill-gradient-name="a75" draw:stroke="non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7" style:parent-style-name="Graphics">
      <style:graphic-properties draw:fill="none" fo:clip="rect(0.50523in, 0in, 0in, 0in)" draw:stroke="non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 style:parent-style-name="Graphics">
      <style:graphic-properties draw:fill="none" fo:clip="rect(0in, 0in, 0.25343in, 0in)" draw:stroke="non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draw:fill="solid" draw:fill-color="#b01513" draw:opacity="100%" draw:stroke="none" draw:shadow="visible" draw:shadow-offset-x="0in" draw:shadow-offset-y="0.02778in" draw:shadow-color="#000000" draw:shadow-opacity="45%"/>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456">
      <style:drawing-page-properties draw:fill="bitmap" draw:fill-image-name="a45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0">
      <style:drawing-page-properties draw:fill="bitmap" draw:fill-image-name="a67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57" style:parent-style-name="Graphics">
      <style:graphic-properties draw:fill="none" fo:clip="rect(0in, 0in, 0in, 0.16549in)" draw:stroke="none"/>
    </style:style>
    <style:style style:family="graphic" style:name="a681" style:parent-style-name="Graphics">
      <style:graphic-properties draw:fill="none" fo:clip="rect(0in, 0in, 0in, 0.16549in)" draw:stroke="none"/>
    </style:style>
    <style:style style:family="graphic" style:name="a458" style:parent-style-name="Graphics">
      <style:graphic-properties draw:fill="none" fo:clip="rect(0in, 0in, 0in, 0.92197in)" draw:stroke="none"/>
    </style:style>
    <style:style style:family="graphic" style:name="a682" style:parent-style-name="Graphics">
      <style:graphic-properties draw:fill="none" fo:clip="rect(0in, 0in, 0in, 0.92197in)" draw:stroke="none"/>
    </style:style>
    <style:style style:family="graphic" style:name="a684">
      <style:graphic-properties draw:fill="gradient" draw:fill-gradient-name="a683" draw:stroke="none"/>
    </style:style>
    <style:style style:family="graphic" style:name="a685" style:parent-style-name="Graphics">
      <style:graphic-properties draw:fill="none" fo:clip="rect(0.50523in, 0in, 0in, 0in)" draw:stroke="none"/>
    </style:style>
    <style:style style:family="graphic" style:name="a686" style:parent-style-name="Graphics">
      <style:graphic-properties draw:fill="none" fo:clip="rect(0in, 0in, 0.25343in, 0in)" draw:stroke="none"/>
    </style:style>
    <style:style style:family="graphic" style:name="a687">
      <style:graphic-properties draw:fill="solid" draw:fill-color="#b01513" draw:opacity="100%" draw:stroke="none" draw:shadow="visible" draw:shadow-offset-x="0in" draw:shadow-offset-y="0.02778in" draw:shadow-color="#000000" draw:shadow-opacity="45%"/>
    </style:style>
    <style:style style:family="text" style:name="a68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0">
      <style:graphic-properties draw:fill="gradient" draw:fill-gradient-name="a459" draw:stroke="non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parent-style-name="Graphics">
      <style:graphic-properties draw:fill="none" fo:clip="rect(0.50523in, 0in, 0in, 0in)" draw:stroke="non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parent-style-name="Graphics">
      <style:graphic-properties draw:fill="none" fo:clip="rect(0in, 0in, 0.25343in, 0in)" draw:stroke="non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draw:fill="solid" draw:fill-color="#b01513" draw:opacity="100%" draw:stroke="none" draw:shadow="visible" draw:shadow-offset-x="0in" draw:shadow-offset-y="0.02778in" draw:shadow-color="#000000" draw:shadow-opacity="45%"/>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468">
      <style:text-properties fo:font-variant="small-caps" fo:color="#8ad0d6"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88">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91">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9">
      <style:drawing-page-properties draw:fill="bitmap" draw:fill-image-name="a26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95">
      <style:drawing-page-properties draw:fill="bitmap" draw:fill-image-name="a49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6" style:parent-style-name="Graphics">
      <style:graphic-properties draw:fill="none" fo:clip="rect(0in, 0in, 0in, 0.16549in)" draw:stroke="none"/>
    </style:style>
    <style:style style:family="graphic" style:name="a497" style:parent-style-name="Graphics">
      <style:graphic-properties draw:fill="none" fo:clip="rect(0in, 0in, 0in, 0.92197in)" draw:stroke="none"/>
    </style:style>
    <style:style style:family="presentation" style:name="a72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99">
      <style:graphic-properties draw:fill="gradient" draw:fill-gradient-name="a498" draw:stroke="none"/>
    </style:style>
    <style:style style:family="graphic" style:name="a270" style:parent-style-name="Graphics">
      <style:graphic-properties draw:fill="none" fo:clip="rect(0in, 0in, 0in, 0.16549in)" draw:stroke="none"/>
    </style:style>
    <style:style style:family="graphic" style:name="a271" style:parent-style-name="Graphics">
      <style:graphic-properties draw:fill="none" fo:clip="rect(0in, 0in, 0in, 0.92197in)" draw:stroke="none"/>
    </style:style>
    <style:style style:family="graphic" style:name="a273">
      <style:graphic-properties draw:fill="gradient" draw:fill-gradient-name="a272" draw:stroke="none"/>
    </style:style>
    <style:style style:family="graphic" style:name="a274" style:parent-style-name="Graphics">
      <style:graphic-properties draw:fill="none" fo:clip="rect(0.50523in, 0in, 0in, 0in)" draw:stroke="none"/>
    </style:style>
    <style:style style:family="graphic" style:name="a275" style:parent-style-name="Graphics">
      <style:graphic-properties draw:fill="none" fo:clip="rect(0in, 0in, 0.25343in, 0in)" draw:stroke="none"/>
    </style:style>
    <style:style style:family="graphic" style:name="a276">
      <style:graphic-properties draw:fill="solid" draw:fill-color="#b01513" draw:opacity="100%" draw:stroke="none" draw:shadow="visible" draw:shadow-offset-x="0in" draw:shadow-offset-y="0.02778in" draw:shadow-color="#000000" draw:shadow-opacity="45%"/>
    </style:style>
    <style:style style:family="text" style:name="a27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parent-style-name="Graphics">
      <style:graphic-properties draw:fill="none" fo:clip="rect(0.50523in, 0in, 0in, 0in)" draw:stroke="none"/>
    </style:style>
    <style:style style:family="paragraph" style:name="a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parent-style-name="Graphics">
      <style:graphic-properties draw:fill="none" fo:clip="rect(0in, 0in, 0.25343in, 0in)" draw:stroke="none"/>
    </style:style>
    <style:style style:family="graphic" style:name="a502">
      <style:graphic-properties draw:fill="solid" draw:fill-color="#b01513" draw:opacity="100%" draw:stroke="none" draw:shadow="visible" draw:shadow-offset-x="0in" draw:shadow-offset-y="0.02778in" draw:shadow-color="#000000" draw:shadow-opacity="45%"/>
    </style:style>
    <style:style style:family="text" style:name="a50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 style:parent-style-name="Graphics">
      <style:graphic-properties draw:fill="none" fo:clip="rect(0in, 0in, 0in, 0.16549in)" draw:stroke="none"/>
    </style:style>
    <style:style style:family="graphic" style:name="a3" style:parent-style-name="Graphics">
      <style:graphic-properties draw:fill="none" fo:clip="rect(0in, 0in, 0in, 0.92197in)" draw:stroke="none"/>
    </style:style>
    <style:style style:family="graphic" style:name="a5">
      <style:graphic-properties draw:fill="gradient" draw:fill-gradient-name="a4" draw:stroke="none"/>
    </style:style>
    <style:style style:family="graphic" style:name="a6" style:parent-style-name="Graphics">
      <style:graphic-properties draw:fill="none" fo:clip="rect(0.50523in, 0in, 0in, 0in)" draw:stroke="none"/>
    </style:style>
    <style:style style:family="graphic" style:name="a7" style:parent-style-name="Graphics">
      <style:graphic-properties draw:fill="none" fo:clip="rect(0in, 0in, 0.25343in, 0in)" draw:stroke="none"/>
    </style:style>
    <style:style style:family="graphic" style:name="a8">
      <style:graphic-properties draw:fill="solid" draw:fill-color="#b01513" draw:opacity="100%" draw:stroke="none" draw:shadow="visible" draw:shadow-offset-x="0in" draw:shadow-offset-y="0.02778in" draw:shadow-color="#000000" draw:shadow-opacity="45%"/>
    </style:style>
    <style:style style:family="text" style:name="a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94">
      <style:drawing-page-properties draw:fill="bitmap" draw:fill-image-name="a2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5" style:parent-style-name="Graphics">
      <style:graphic-properties draw:fill="none" fo:clip="rect(0in, 0in, 0in, 0.16549in)" draw:stroke="none"/>
    </style:style>
    <style:style style:family="graphic" style:name="a296" style:parent-style-name="Graphics">
      <style:graphic-properties draw:fill="none" fo:clip="rect(0in, 0in, 0in, 0.92197in)" draw:stroke="none"/>
    </style:style>
    <style:style style:family="graphic" style:name="a298">
      <style:graphic-properties draw:fill="gradient" draw:fill-gradient-name="a297" draw:stroke="non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parent-style-name="Graphics">
      <style:graphic-properties draw:fill="none" fo:clip="rect(0.50523in, 0in, 0in, 0in)" draw:stroke="none"/>
    </style:style>
    <style:style style:family="presentation" style:name="a52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524">
      <style:drawing-page-properties draw:fill="bitmap" draw:fill-image-name="a52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25" style:parent-style-name="Graphics">
      <style:graphic-properties draw:fill="none" fo:clip="rect(0in, 0in, 0in, 0.16549in)" draw:stroke="none"/>
    </style:style>
    <style:style style:family="graphic" style:name="a526" style:parent-style-name="Graphics">
      <style:graphic-properties draw:fill="none" fo:clip="rect(0in, 0in, 0in, 0.92197in)" draw:stroke="none"/>
    </style:style>
    <style:style style:family="graphic" style:name="a528">
      <style:graphic-properties draw:fill="gradient" draw:fill-gradient-name="a527" draw:stroke="none"/>
    </style:style>
    <style:style style:family="graphic" style:name="a529" style:parent-style-name="Graphics">
      <style:graphic-properties draw:fill="none" fo:clip="rect(0.50523in, 0in, 0in, 0in)" draw:stroke="none"/>
    </style:style>
    <style:style style:family="graphic" style:name="a300" style:parent-style-name="Graphics">
      <style:graphic-properties draw:fill="none" fo:clip="rect(0in, 0in, 0.25343in, 0in)" draw:stroke="none"/>
    </style:style>
    <style:style style:family="graphic" style:name="a301">
      <style:graphic-properties draw:fill="solid" draw:fill-color="#b01513" draw:opacity="100%" draw:stroke="none" draw:shadow="visible" draw:shadow-offset-x="0in" draw:shadow-offset-y="0.02778in" draw:shadow-color="#000000" draw:shadow-opacity="45%"/>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parent-style-name="Graphics">
      <style:graphic-properties draw:fill="none" fo:clip="rect(0in, 0in, 0.25343in, 0in)" draw:stroke="non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31">
      <style:graphic-properties draw:fill="solid" draw:fill-color="#b01513" draw:opacity="100%" draw:stroke="none" draw:shadow="visible" draw:shadow-offset-x="0in" draw:shadow-offset-y="0.02778in" draw:shadow-color="#000000" draw:shadow-opacity="45%"/>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15">
      <style:drawing-page-properties draw:fill="bitmap" draw:fill-image-name="a3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16" style:parent-style-name="Graphics">
      <style:graphic-properties draw:fill="none" fo:clip="rect(0in, 0in, 0in, 0.16549in)" draw:stroke="non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7" style:parent-style-name="Graphics">
      <style:graphic-properties draw:fill="none" fo:clip="rect(0in, 0in, 0in, 0.92197in)" draw:stroke="none"/>
    </style:style>
    <style:style style:family="paragraph" style:name="a5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9">
      <style:graphic-properties draw:fill="gradient" draw:fill-gradient-name="a318" draw:stroke="non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0" style:parent-style-name="Graphics">
      <style:graphic-properties draw:fill="none" fo:clip="rect(0.50523in, 0in, 0in, 0in)" draw:stroke="none"/>
    </style:style>
    <style:style style:family="graphic" style:name="a321" style:parent-style-name="Graphics">
      <style:graphic-properties draw:fill="none" fo:clip="rect(0in, 0in, 0.25343in, 0in)" draw:stroke="none"/>
    </style:style>
    <style:style style:family="graphic" style:name="a322">
      <style:graphic-properties draw:fill="solid" draw:fill-color="#b01513" draw:opacity="100%" draw:stroke="none" draw:shadow="visible" draw:shadow-offset-x="0in" draw:shadow-offset-y="0.02778in" draw:shadow-color="#000000" draw:shadow-opacity="45%"/>
    </style:style>
    <style:style style:family="text" style:name="a32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draw:fill="none" draw:stroke="solid" svg:stroke-width="0.01389in" svg:stroke-color="#8ad0d6" svg:stroke-opacity="40%" svg:stroke-linecap="round"/>
    </style:style>
    <style:style style:family="paragraph" style:name="a33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draw:fill="none" draw:stroke="solid" svg:stroke-width="0.01389in" svg:stroke-color="#8ad0d6" svg:stroke-opacity="40%" svg:stroke-linecap="round"/>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14">
      <style:drawing-page-properties draw:fill="bitmap" draw:fill-image-name="a11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5" style:parent-style-name="Graphics">
      <style:graphic-properties draw:fill="none" fo:clip="rect(0in, 0in, 0in, 0.16549in)" draw:stroke="none"/>
    </style:style>
    <style:style style:family="graphic" style:name="a116" style:parent-style-name="Graphics">
      <style:graphic-properties draw:fill="none" fo:clip="rect(0in, 0in, 0in, 0.92197in)" draw:stroke="non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
      <style:graphic-properties draw:fill="gradient" draw:fill-gradient-name="a117" draw:stroke="none"/>
    </style:style>
    <style:style style:family="graphic" style:name="a119" style:parent-style-name="Graphics">
      <style:graphic-properties draw:fill="none" fo:clip="rect(0.50523in, 0in, 0in, 0in)" draw:stroke="non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575">
      <style:drawing-page-properties draw:fill="bitmap" draw:fill-image-name="a57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6" style:parent-style-name="Graphics">
      <style:graphic-properties draw:fill="none" fo:clip="rect(0in, 0in, 0in, 0.16549in)" draw:stroke="none"/>
    </style:style>
    <style:style style:family="graphic" style:name="a577" style:parent-style-name="Graphics">
      <style:graphic-properties draw:fill="none" fo:clip="rect(0in, 0in, 0in, 0.92197in)" draw:stroke="none"/>
    </style:style>
    <style:style style:family="graphic" style:name="a579">
      <style:graphic-properties draw:fill="gradient" draw:fill-gradient-name="a578" draw:stroke="none"/>
    </style:style>
    <style:style style:family="graphic" style:name="a120" style:parent-style-name="Graphics">
      <style:graphic-properties draw:fill="none" fo:clip="rect(0in, 0in, 0.25343in, 0in)" draw:stroke="none"/>
    </style:style>
    <style:style style:family="graphic" style:name="a121">
      <style:graphic-properties draw:fill="solid" draw:fill-color="#b01513" draw:opacity="100%" draw:stroke="none" draw:shadow="visible" draw:shadow-offset-x="0in" draw:shadow-offset-y="0.02778in" draw:shadow-color="#000000" draw:shadow-opacity="45%"/>
    </style:style>
    <style:style style:family="text" style:name="a12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parent-style-name="Graphics">
      <style:graphic-properties draw:fill="none" fo:clip="rect(0.50523in, 0in, 0in, 0in)" draw:stroke="non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1" style:parent-style-name="Graphics">
      <style:graphic-properties draw:fill="none" fo:clip="rect(0in, 0in, 0.25343in, 0in)" draw:stroke="non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draw:fill="solid" draw:fill-color="#b01513" draw:opacity="100%" draw:stroke="none" draw:shadow="visible" draw:shadow-offset-x="0in" draw:shadow-offset-y="0.02778in" draw:shadow-color="#000000" draw:shadow-opacity="45%"/>
    </style:style>
    <style:style style:family="presentation" style:name="a3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8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1">
      <style:drawing-page-properties draw:fill="bitmap" draw:fill-image-name="a36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2" style:parent-style-name="Graphics">
      <style:graphic-properties draw:fill="none" fo:clip="rect(0in, 0in, 0in, 0.16549in)" draw:stroke="none"/>
    </style:style>
    <style:style style:family="text" style:name="a1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3" style:parent-style-name="Graphics">
      <style:graphic-properties draw:fill="none" fo:clip="rect(0in, 0in, 0in, 0.92197in)" draw:stroke="none"/>
    </style:style>
    <style:style style:family="graphic" style:name="a365">
      <style:graphic-properties draw:fill="gradient" draw:fill-gradient-name="a364" draw:stroke="none"/>
    </style:style>
    <style:style style:family="graphic" style:name="a366" style:parent-style-name="Graphics">
      <style:graphic-properties draw:fill="none" fo:clip="rect(0.50523in, 0in, 0in, 0in)" draw:stroke="non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67" style:parent-style-name="Graphics">
      <style:graphic-properties draw:fill="none" fo:clip="rect(0in, 0in, 0.25343in, 0in)" draw:stroke="non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8">
      <style:graphic-properties draw:fill="solid" draw:fill-color="#b01513" draw:opacity="100%" draw:stroke="none" draw:shadow="visible" draw:shadow-offset-x="0in" draw:shadow-offset-y="0.02778in" draw:shadow-color="#000000" draw:shadow-opacity="45%"/>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43">
      <style:drawing-page-properties draw:fill="bitmap" draw:fill-image-name="a1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4" style:parent-style-name="Graphics">
      <style:graphic-properties draw:fill="none" fo:clip="rect(0in, 0in, 0in, 0.16549in)" draw:stroke="none"/>
    </style:style>
    <style:style style:family="graphic" style:name="a145" style:parent-style-name="Graphics">
      <style:graphic-properties draw:fill="none" fo:clip="rect(0in, 0in, 0in, 0.92197in)" draw:stroke="none"/>
    </style:style>
    <style:style style:family="text" style:name="a37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
      <style:graphic-properties draw:fill="gradient" draw:fill-gradient-name="a146" draw:stroke="none"/>
    </style:style>
    <style:style style:family="paragraph" style:name="a3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parent-style-name="Graphics">
      <style:graphic-properties draw:fill="none" fo:clip="rect(0.50523in, 0in, 0in, 0in)" draw:stroke="none"/>
    </style:style>
    <style:style style:family="presentation" style:name="a3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49" style:parent-style-name="Graphics">
      <style:graphic-properties draw:fill="none" fo:clip="rect(0in, 0in, 0.25343in, 0in)" draw:stroke="non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
      <style:graphic-properties draw:fill="solid" draw:fill-color="#b01513" draw:opacity="100%" draw:stroke="none" draw:shadow="visible" draw:shadow-offset-x="0in" draw:shadow-offset-y="0.02778in" draw:shadow-color="#000000" draw:shadow-opacity="45%"/>
    </style:style>
    <style:style style:family="text" style:name="a15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6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4">
      <style:drawing-page-properties draw:fill="bitmap" draw:fill-image-name="a3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parent-style-name="Graphics">
      <style:graphic-properties draw:fill="none" fo:clip="rect(0in, 0in, 0in, 0.16549in)" draw:stroke="none"/>
    </style:style>
    <style:style style:family="graphic" style:name="a396" style:parent-style-name="Graphics">
      <style:graphic-properties draw:fill="none" fo:clip="rect(0in, 0in, 0in, 0.92197in)" draw:stroke="none"/>
    </style:style>
    <style:style style:family="presentation" style:name="a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98">
      <style:graphic-properties draw:fill="gradient" draw:fill-gradient-name="a397" draw:stroke="none"/>
    </style:style>
    <style:style style:family="paragraph" style:name="a6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parent-style-name="Graphics">
      <style:graphic-properties draw:fill="none" fo:clip="rect(0.50523in, 0in, 0in, 0in)" draw:stroke="non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23">
      <style:graphic-properties draw:fill="none" draw:stroke="solid" svg:stroke-width="0.01389in" svg:stroke-color="#8ad0d6" svg:stroke-opacity="40%" svg:stroke-linecap="round"/>
    </style:style>
    <style:style style:family="graphic" style:name="a624">
      <style:graphic-properties draw:fill="none" draw:stroke="solid" svg:stroke-width="0.01389in" svg:stroke-color="#8ad0d6" svg:stroke-opacity="40%" svg:stroke-linecap="round"/>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parent-style-name="Graphics">
      <style:graphic-properties draw:fill="none" fo:clip="rect(0in, 0in, 0.25343in, 0in)" draw:stroke="none"/>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draw:fill="solid" draw:fill-color="#b01513" draw:opacity="100%" draw:stroke="none" draw:shadow="visible" draw:shadow-offset-x="0in" draw:shadow-offset-y="0.02778in" draw:shadow-color="#000000" draw:shadow-opacity="45%"/>
    </style:style>
    <style:style style:family="paragraph" style:name="a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638">
      <style:drawing-page-properties draw:fill="bitmap" draw:fill-image-name="a63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39" style:parent-style-name="Graphics">
      <style:graphic-properties draw:fill="none" fo:clip="rect(0in, 0in, 0in, 0.16549in)" draw:stroke="non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
      <style:drawing-page-properties draw:fill="bitmap" draw:fill-image-name="a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 style:parent-style-name="Graphics">
      <style:graphic-properties draw:fill="none" fo:clip="rect(0in, 0in, 0in, 0.16549in)" draw:stroke="none"/>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 style:parent-style-name="Graphics">
      <style:graphic-properties draw:fill="none" fo:clip="rect(0in, 0in, 0in, 0.92197in)" draw:stroke="none"/>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draw:fill="gradient" draw:fill-gradient-name="a46" draw:stroke="none"/>
    </style:style>
    <style:style style:family="graphic" style:name="a48" style:parent-style-name="Graphics">
      <style:graphic-properties draw:fill="none" fo:clip="rect(0.50523in, 0in, 0in, 0in)" draw:stroke="non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9" style:parent-style-name="Graphics">
      <style:graphic-properties draw:fill="none" fo:clip="rect(0in, 0in, 0.25343in, 0in)" draw:stroke="non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parent-style-name="Graphics">
      <style:graphic-properties draw:fill="none" fo:clip="rect(0in, 0in, 0in, 0.92197in)" draw:stroke="non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draw:fill="gradient" draw:fill-gradient-name="a641" draw:stroke="non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parent-style-name="Graphics">
      <style:graphic-properties draw:fill="none" fo:clip="rect(0.50523in, 0in, 0in, 0in)" draw:stroke="none"/>
    </style:style>
    <style:style style:family="graphic" style:name="a644" style:parent-style-name="Graphics">
      <style:graphic-properties draw:fill="none" fo:clip="rect(0in, 0in, 0.25343in, 0in)" draw:stroke="none"/>
    </style:style>
    <style:style style:family="graphic" style:name="a645">
      <style:graphic-properties draw:fill="solid" draw:fill-color="#b01513" draw:opacity="100%" draw:stroke="none" draw:shadow="visible" draw:shadow-offset-x="0in" draw:shadow-offset-y="0.02778in" draw:shadow-color="#000000" draw:shadow-opacity="45%"/>
    </style:style>
    <style:style style:family="text" style:name="a64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0">
      <style:graphic-properties draw:fill="solid" draw:fill-color="#b01513" draw:opacity="100%" draw:stroke="none" draw:shadow="visible" draw:shadow-offset-x="0in" draw:shadow-offset-y="0.02778in" draw:shadow-color="#000000" draw:shadow-opacity="45%"/>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7">
      <style:drawing-page-properties draw:fill="bitmap" draw:fill-image-name="a42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parent-style-name="Graphics">
      <style:graphic-properties draw:fill="none" fo:clip="rect(0in, 0in, 0in, 0.16549in)" draw:stroke="none"/>
    </style:style>
    <style:style style:family="graphic" style:name="a429" style:parent-style-name="Graphics">
      <style:graphic-properties draw:fill="none" fo:clip="rect(0in, 0in, 0in, 0.92197in)" draw:stroke="non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02">
      <style:drawing-page-properties draw:fill="bitmap" draw:fill-image-name="a20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parent-style-name="Graphics">
      <style:graphic-properties draw:fill="none" fo:clip="rect(0in, 0in, 0in, 0.16549in)" draw:stroke="non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 style:parent-style-name="Graphics">
      <style:graphic-properties draw:fill="none" fo:clip="rect(0in, 0in, 0in, 0.92197in)" draw:stroke="none"/>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
      <style:graphic-properties draw:fill="gradient" draw:fill-gradient-name="a205" draw:stroke="none"/>
    </style:style>
    <style:style style:family="paragraph" style:name="a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parent-style-name="Graphics">
      <style:graphic-properties draw:fill="none" fo:clip="rect(0.50523in, 0in, 0in, 0in)" draw:stroke="non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31">
      <style:graphic-properties draw:fill="gradient" draw:fill-gradient-name="a430" draw:stroke="none"/>
    </style:style>
    <style:style style:family="graphic" style:name="a208" style:parent-style-name="Graphics">
      <style:graphic-properties draw:fill="none" fo:clip="rect(0in, 0in, 0.25343in, 0in)" draw:stroke="non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2" style:parent-style-name="Graphics">
      <style:graphic-properties draw:fill="none" fo:clip="rect(0.50523in, 0in, 0in, 0in)" draw:stroke="none"/>
    </style:style>
    <style:style style:family="graphic" style:name="a209">
      <style:graphic-properties draw:fill="solid" draw:fill-color="#b01513" draw:opacity="100%" draw:stroke="none" draw:shadow="visible" draw:shadow-offset-x="0in" draw:shadow-offset-y="0.02778in" draw:shadow-color="#000000" draw:shadow-opacity="45%"/>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3" style:parent-style-name="Graphics">
      <style:graphic-properties draw:fill="none" fo:clip="rect(0in, 0in, 0.25343in, 0in)" draw:stroke="none"/>
    </style:style>
    <style:style style:family="graphic" style:name="a434">
      <style:graphic-properties draw:fill="solid" draw:fill-color="#b01513" draw:opacity="100%" draw:stroke="none" draw:shadow="visible" draw:shadow-offset-x="0in" draw:shadow-offset-y="0.02778in" draw:shadow-color="#000000" draw:shadow-opacity="45%"/>
    </style:style>
    <style:style style:family="paragraph" style:name="a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4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9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0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7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34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7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23">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6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2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5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5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9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8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9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3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8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60">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32">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6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65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5">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65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0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9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44">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70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9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number:date-style xmlns:number="urn:oasis:names:tc:opendocument:xmlns:datastyle:1.0" style:name="a1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Ion" style:page-layout-name="pageLayout1" draw:style-name="a1">
      <draw:frame draw:id="id0" draw:style-name="a2" draw:name="Picture 7" svg:x="0in" svg:y="2.9196in" svg:width="4.41493in" svg:height="4.5804in" style:rel-width="scale" style:rel-height="scale">
        <draw:image xlink:href="media/image2.png" xlink:type="simple" xlink:show="embed" xlink:actuate="onLoad"/>
        <svg:title/>
        <svg:desc/>
      </draw:frame>
      <draw:frame draw:id="id1" draw:style-name="a3" draw:name="Picture 6"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2" draw:style-name="a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 draw:style-name="a6" draw:name="Picture 8" svg:x="8.74826in" svg:y="0in" svg:width="1.75349in" svg:height="1.24826in" style:rel-width="scale" style:rel-height="scale">
        <draw:image xlink:href="media/image4.png" xlink:type="simple" xlink:show="embed" xlink:actuate="onLoad"/>
        <svg:title/>
        <svg:desc/>
      </draw:frame>
      <draw:frame draw:id="id4" draw:style-name="a7" draw:name="Picture 9"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5" draw:style-name="a8" draw:name="Rectangle 13">
        <svg:title/>
        <svg:desc/>
        <draw:enhanced-geometry xmlns:dr3d="urn:oasis:names:tc:opendocument:xmlns:dr3d:1.0" draw:type="non-primitive" svg:viewBox="0 0 21600 21600" draw:enhanced-path="M 0 0 L 21600 0 21600 21600 0 21600 Z N"/>
      </draw:custom-shape>
      <draw:frame draw:id="id6" presentation:style-name="a12" draw:name="Title Placeholder 1" svg:x="0.7066in" svg:y="0.4951in" svg:width="10.28513in" svg:height="1.53164in" presentation:class="title" presentation:placeholder="false">
        <draw:text-box>
          <text:p text:style-name="a11" text:class-names="" text:cond-style-name=""><text:span text:style-name="a9" text:class-names="">Modifiez le style du titre</text:span><text:span text:style-name="a10" text:class-names=""/></text:p>
        </draw:text-box>
        <svg:title/>
        <svg:desc/>
      </draw:frame>
      <draw:frame draw:id="id7" presentation:style-name="a29" draw:name="Text Placeholder 2" svg:x="1.2066in" svg:y="2.2451in" svg:width="9.78406in" svg:height="4.58823in" presentation:class="outline" presentation:placeholder="false">
        <draw:text-box>
          <text:list text:style-name="a15">
            <text:list-item>
              <text:p text:style-name="a14" text:class-names="" text:cond-style-name=""><text:span text:style-name="a13" text:class-names="">Cliquez pour modifier les styles du texte du masque</text:span></text:p>
            </text:list-item>
          </text:list>
          <text:list text:style-name="a18">
            <text:list-item>
              <text:list text:style-name="a18">
                <text:list-item>
                  <text:p text:style-name="a17" text:class-names="" text:cond-style-name=""><text:span text:style-name="a16" text:class-names="">Deuxième niveau</text:span></text:p>
                </text:list-item>
              </text:list>
            </text:list-item>
          </text:list>
          <text:list text:style-name="a21">
            <text:list-item>
              <text:list text:style-name="a21">
                <text:list-item>
                  <text:list text:style-name="a21">
                    <text:list-item>
                      <text:p text:style-name="a20" text:class-names="" text:cond-style-name=""><text:span text:style-name="a19" text:class-names="">Troisième niveau</text:span></text:p>
                    </text:list-item>
                  </text:list>
                </text:list-item>
              </text:list>
            </text:list-item>
          </text:list>
          <text:list text:style-name="a24">
            <text:list-item>
              <text:list text:style-name="a24">
                <text:list-item>
                  <text:list text:style-name="a24">
                    <text:list-item>
                      <text:list text:style-name="a24">
                        <text:list-item>
                          <text:p text:style-name="a23" text:class-names="" text:cond-style-name=""><text:span text:style-name="a22" text:class-names="">Quatrième niveau</text:span></text:p>
                        </text:list-item>
                      </text:list>
                    </text:list-item>
                  </text:list>
                </text:list-item>
              </text:list>
            </text:list-item>
          </text:list>
          <text:list text:style-name="a28">
            <text:list-item>
              <text:list text:style-name="a28">
                <text:list-item>
                  <text:list text:style-name="a28">
                    <text:list-item>
                      <text:list text:style-name="a28">
                        <text:list-item>
                          <text:list text:style-name="a28">
                            <text:list-item>
                              <text:p text:style-name="a27" text:class-names="" text:cond-style-name=""><text:span text:style-name="a25" text:class-names="">Cinquième niveau</text:span><text:span text:style-name="a26" text:class-names=""/></text:p>
                            </text:list-item>
                          </text:list>
                        </text:list-item>
                      </text:list>
                    </text:list-item>
                  </text:list>
                </text:list-item>
              </text:list>
            </text:list-item>
          </text:list>
        </draw:text-box>
        <svg:title/>
        <svg:desc/>
      </draw:frame>
      <draw:frame draw:id="id8" presentation:style-name="a34" draw:transform="translate(-0.54167in -0.16667in) rotate(-1.5708) translate(11.64801in 2.125in)" draw:name="Date Placeholder 3" svg:width="1.08333in" svg:height="0.33333in" presentation:class="date-time" presentation:placeholder="false">
        <draw:text-box>
          <text:p text:style-name="a33" text:class-names="" text:cond-style-name=""><text:span text:style-name="a30" text:class-names=""><text:date text:fixed="false" style:data-style-name="a31"/></text:span><text:span text:style-name="a32" text:class-names=""/></text:p>
        </draw:text-box>
        <svg:title/>
        <svg:desc/>
      </draw:frame>
      <draw:frame draw:id="id9" presentation:style-name="a37" draw:transform="translate(-2.11056in -0.16667in) rotate(-1.5708) translate(11.90012in 3.69389in)" draw:name="Footer Placeholder 4" svg:width="4.22112in" svg:height="0.33333in" presentation:class="footer" presentation:placeholder="false">
        <draw:text-box>
          <text:p text:style-name="a36" text:class-names="" text:cond-style-name=""><text:span text:style-name="a35" text:class-names=""/></text:p>
        </draw:text-box>
        <svg:title/>
        <svg:desc/>
      </draw:frame>
      <draw:frame draw:id="id10" presentation:style-name="a41" draw:name="Slide Number Placeholder 5" svg:x="11.32168in" svg:y="0.32341in" svg:width="0.91667in" svg:height="0.83955in" presentation:class="page-number" presentation:placeholder="false">
        <draw:text-box>
          <text:p text:style-name="a40" text:class-names="" text:cond-style-name=""><text:span text:style-name="a38" text:class-names=""><text:page-number style:num-format="1" text:fixed="false"/></text:span><text:span text:style-name="a39" text:class-names=""/></text:p>
        </draw:text-box>
        <svg:title/>
        <svg:desc/>
      </draw:frame>
    </style:master-page>
    <style:master-page style:name="Master1-Layout1-title-Diapositive-de-titre" style:page-layout-name="pageLayout1" draw:style-name="a43">
      <draw:frame draw:id="id11" draw:layer="Master1-bg" draw:style-name="a44" draw:name="Picture 7" svg:x="0in" svg:y="2.9196in" svg:width="4.41493in" svg:height="4.5804in" style:rel-width="scale" style:rel-height="scale">
        <draw:image xlink:href="media/image2.png" xlink:type="simple" xlink:show="embed" xlink:actuate="onLoad"/>
        <svg:title/>
        <svg:desc/>
      </draw:frame>
      <draw:frame draw:id="id12" draw:layer="Master1-bg" draw:style-name="a45" draw:name="Picture 6"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13" draw:layer="Master1-bg" draw:style-name="a47"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4" draw:layer="Master1-bg" draw:style-name="a48" draw:name="Picture 8" svg:x="8.74826in" svg:y="0in" svg:width="1.75349in" svg:height="1.24826in" style:rel-width="scale" style:rel-height="scale">
        <draw:image xlink:href="media/image4.png" xlink:type="simple" xlink:show="embed" xlink:actuate="onLoad"/>
        <svg:title/>
        <svg:desc/>
      </draw:frame>
      <draw:frame draw:id="id15" draw:layer="Master1-bg" draw:style-name="a49" draw:name="Picture 9"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16" draw:layer="Master1-bg" draw:style-name="a50" draw:name="Rectangle 11">
        <svg:title/>
        <svg:desc/>
        <draw:enhanced-geometry xmlns:dr3d="urn:oasis:names:tc:opendocument:xmlns:dr3d:1.0" draw:type="non-primitive" svg:viewBox="0 0 21600 21600" draw:enhanced-path="M 0 0 L 21600 0 21600 21600 0 21600 Z N"/>
      </draw:custom-shape>
      <draw:frame draw:id="id17" presentation:style-name="a54" draw:name="Title 1" svg:x="1.26307in" svg:y="1.58333in" svg:width="9.65186in" svg:height="3.64127in" presentation:class="title" presentation:placeholder="false">
        <draw:text-box>
          <text:p text:style-name="a53" text:class-names="" text:cond-style-name=""><text:span text:style-name="a51" text:class-names="">Modifiez le style du titre</text:span><text:span text:style-name="a52" text:class-names=""/></text:p>
        </draw:text-box>
        <svg:title/>
        <svg:desc/>
      </draw:frame>
      <draw:frame draw:id="id18" presentation:style-name="a58" draw:name="Subtitle 2" svg:x="1.26307in" svg:y="5.22461in" svg:width="9.65186in" svg:height="0.94206in" presentation:class="subtitle" presentation:placeholder="false">
        <draw:text-box>
          <text:p text:style-name="a57" text:class-names="" text:cond-style-name=""><text:span text:style-name="a55" text:class-names="">Modifiez le style des sous-titres du masque</text:span><text:span text:style-name="a56" text:class-names=""/></text:p>
        </draw:text-box>
        <svg:title/>
        <svg:desc/>
      </draw:frame>
      <draw:frame draw:id="id19" presentation:style-name="a63" draw:transform="translate(-0.54167in -0.16667in) rotate(-1.5708) translate(11.64801in 2.125in)" draw:name="Date Placeholder 3" svg:width="1.08333in" svg:height="0.33333in" presentation:class="date-time" presentation:placeholder="false">
        <draw:text-box>
          <text:p text:style-name="a62" text:class-names="" text:cond-style-name=""><text:span text:style-name="a59" text:class-names=""><text:date text:fixed="false" style:data-style-name="a60"/></text:span><text:span text:style-name="a61" text:class-names=""/></text:p>
        </draw:text-box>
        <svg:title/>
        <svg:desc/>
      </draw:frame>
      <draw:frame draw:id="id20" presentation:style-name="a66" draw:transform="translate(-2.11056in -0.16667in) rotate(-1.5708) translate(11.90012in 3.69389in)" draw:name="Footer Placeholder 4" svg:width="4.22112in" svg:height="0.33333in" presentation:class="footer" presentation:placeholder="false">
        <draw:text-box>
          <text:p text:style-name="a65" text:class-names="" text:cond-style-name=""><text:span text:style-name="a64" text:class-names=""/></text:p>
        </draw:text-box>
        <svg:title/>
        <svg:desc/>
      </draw:frame>
      <draw:frame draw:id="id21" presentation:style-name="a70" draw:name="Slide Number Placeholder 5" svg:x="11.32168in" svg:y="0.32341in" svg:width="0.91667in" svg:height="0.83955in" presentation:class="page-number" presentation:placeholder="false">
        <draw:text-box>
          <text:p text:style-name="a69" text:class-names="" text:cond-style-name=""><text:span text:style-name="a67" text:class-names=""><text:page-number style:num-format="1" text:fixed="false"/></text:span><text:span text:style-name="a68" text:class-names=""/></text:p>
        </draw:text-box>
        <svg:title/>
        <svg:desc/>
      </draw:frame>
    </style:master-page>
    <style:master-page style:name="Master1-Layout2-obj-Titre-et-contenu" style:page-layout-name="pageLayout1" draw:style-name="a72">
      <draw:frame draw:id="id22" draw:layer="Master1-bg" draw:style-name="a73" draw:name="Picture 7" svg:x="0in" svg:y="2.9196in" svg:width="4.41493in" svg:height="4.5804in" style:rel-width="scale" style:rel-height="scale">
        <draw:image xlink:href="media/image2.png" xlink:type="simple" xlink:show="embed" xlink:actuate="onLoad"/>
        <svg:title/>
        <svg:desc/>
      </draw:frame>
      <draw:frame draw:id="id23" draw:layer="Master1-bg" draw:style-name="a74" draw:name="Picture 6"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24" draw:layer="Master1-bg" draw:style-name="a76"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5" draw:layer="Master1-bg" draw:style-name="a77" draw:name="Picture 8" svg:x="8.74826in" svg:y="0in" svg:width="1.75349in" svg:height="1.24826in" style:rel-width="scale" style:rel-height="scale">
        <draw:image xlink:href="media/image4.png" xlink:type="simple" xlink:show="embed" xlink:actuate="onLoad"/>
        <svg:title/>
        <svg:desc/>
      </draw:frame>
      <draw:frame draw:id="id26" draw:layer="Master1-bg" draw:style-name="a78" draw:name="Picture 9"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27" draw:layer="Master1-bg" draw:style-name="a79" draw:name="Rectangle 12">
        <svg:title/>
        <svg:desc/>
        <draw:enhanced-geometry xmlns:dr3d="urn:oasis:names:tc:opendocument:xmlns:dr3d:1.0" draw:type="non-primitive" svg:viewBox="0 0 21600 21600" draw:enhanced-path="M 0 0 L 21600 0 21600 21600 0 21600 Z N"/>
      </draw:custom-shape>
      <draw:frame draw:id="id28" presentation:style-name="a83" draw:name="Title 1" svg:x="0.7066in" svg:y="0.4951in" svg:width="10.28513in" svg:height="1.53164in" presentation:class="title" presentation:placeholder="false">
        <draw:text-box>
          <text:p text:style-name="a82" text:class-names="" text:cond-style-name=""><text:span text:style-name="a80" text:class-names="">Modifiez le style du titre</text:span><text:span text:style-name="a81" text:class-names=""/></text:p>
        </draw:text-box>
        <svg:title/>
        <svg:desc/>
      </draw:frame>
      <draw:frame draw:id="id29" presentation:style-name="a100" draw:name="Content Placeholder 2" svg:x="1.2066in" svg:y="2.2451in" svg:width="9.78406in" svg:height="4.58823in" presentation:class="object" presentation:placeholder="false">
        <draw:text-box>
          <text:list text:style-name="a86">
            <text:list-item>
              <text:p text:style-name="a85" text:class-names="" text:cond-style-name=""><text:span text:style-name="a84" text:class-names="">Cliquez pour modifier les styles du texte du masque</text:span></text:p>
            </text:list-item>
          </text:list>
          <text:list text:style-name="a89">
            <text:list-item>
              <text:list text:style-name="a89">
                <text:list-item>
                  <text:p text:style-name="a88" text:class-names="" text:cond-style-name=""><text:span text:style-name="a87" text:class-names="">Deuxième niveau</text:span></text:p>
                </text:list-item>
              </text:list>
            </text:list-item>
          </text:list>
          <text:list text:style-name="a92">
            <text:list-item>
              <text:list text:style-name="a92">
                <text:list-item>
                  <text:list text:style-name="a92">
                    <text:list-item>
                      <text:p text:style-name="a91" text:class-names="" text:cond-style-name=""><text:span text:style-name="a90" text:class-names="">Troisième niveau</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Quatrième niveau</text:span></text:p>
                        </text:list-item>
                      </text:list>
                    </text:list-item>
                  </text:list>
                </text:list-item>
              </text:list>
            </text:list-item>
          </text:list>
          <text:list text:style-name="a99">
            <text:list-item>
              <text:list text:style-name="a99">
                <text:list-item>
                  <text:list text:style-name="a99">
                    <text:list-item>
                      <text:list text:style-name="a99">
                        <text:list-item>
                          <text:list text:style-name="a99">
                            <text:list-item>
                              <text:p text:style-name="a98" text:class-names="" text:cond-style-name=""><text:span text:style-name="a96" text:class-names="">Cinquième niveau</text:span><text:span text:style-name="a97" text:class-names=""/></text:p>
                            </text:list-item>
                          </text:list>
                        </text:list-item>
                      </text:list>
                    </text:list-item>
                  </text:list>
                </text:list-item>
              </text:list>
            </text:list-item>
          </text:list>
        </draw:text-box>
        <svg:title/>
        <svg:desc/>
      </draw:frame>
      <draw:frame draw:id="id30" presentation:style-name="a105" draw:transform="translate(-0.54167in -0.16667in) rotate(-1.5708) translate(11.64801in 2.125in)" draw:name="Date Placeholder 3" svg:width="1.08333in" svg:height="0.33333in" presentation:class="date-time" presentation:placeholder="false">
        <draw:text-box>
          <text:p text:style-name="a104" text:class-names="" text:cond-style-name=""><text:span text:style-name="a101" text:class-names=""><text:date text:fixed="false" style:data-style-name="a102"/></text:span><text:span text:style-name="a103" text:class-names=""/></text:p>
        </draw:text-box>
        <svg:title/>
        <svg:desc/>
      </draw:frame>
      <draw:frame draw:id="id31" presentation:style-name="a108" draw:transform="translate(-2.11056in -0.16667in) rotate(-1.5708) translate(11.90012in 3.69389in)" draw:name="Footer Placeholder 4" svg:width="4.22112in" svg:height="0.33333in" presentation:class="footer" presentation:placeholder="false">
        <draw:text-box>
          <text:p text:style-name="a107" text:class-names="" text:cond-style-name=""><text:span text:style-name="a106" text:class-names=""/></text:p>
        </draw:text-box>
        <svg:title/>
        <svg:desc/>
      </draw:frame>
      <draw:frame draw:id="id32" presentation:style-name="a112" draw:name="Slide Number Placeholder 5" svg:x="11.32168in" svg:y="0.32341in" svg:width="0.91667in" svg:height="0.83955in" presentation:class="page-number" presentation:placeholder="false">
        <draw:text-box>
          <text:p text:style-name="a111" text:class-names="" text:cond-style-name=""><text:span text:style-name="a109" text:class-names=""><text:page-number style:num-format="1" text:fixed="false"/></text:span><text:span text:style-name="a110" text:class-names=""/></text:p>
        </draw:text-box>
        <svg:title/>
        <svg:desc/>
      </draw:frame>
    </style:master-page>
    <style:master-page style:name="Master1-Layout3-secHead-Titre-de-section" style:page-layout-name="pageLayout1" draw:style-name="a114">
      <draw:frame draw:id="id33" draw:layer="Master1-bg" draw:style-name="a115" draw:name="Picture 7" svg:x="0in" svg:y="2.9196in" svg:width="4.41493in" svg:height="4.5804in" style:rel-width="scale" style:rel-height="scale">
        <draw:image xlink:href="media/image2.png" xlink:type="simple" xlink:show="embed" xlink:actuate="onLoad"/>
        <svg:title/>
        <svg:desc/>
      </draw:frame>
      <draw:frame draw:id="id34" draw:layer="Master1-bg" draw:style-name="a116" draw:name="Picture 6"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35" draw:layer="Master1-bg" draw:style-name="a11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6" draw:layer="Master1-bg" draw:style-name="a119" draw:name="Picture 8" svg:x="8.74826in" svg:y="0in" svg:width="1.75349in" svg:height="1.24826in" style:rel-width="scale" style:rel-height="scale">
        <draw:image xlink:href="media/image4.png" xlink:type="simple" xlink:show="embed" xlink:actuate="onLoad"/>
        <svg:title/>
        <svg:desc/>
      </draw:frame>
      <draw:frame draw:id="id37" draw:layer="Master1-bg" draw:style-name="a120" draw:name="Picture 9"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38" draw:layer="Master1-bg" draw:style-name="a121" draw:name="Rectangle 11">
        <svg:title/>
        <svg:desc/>
        <draw:enhanced-geometry xmlns:dr3d="urn:oasis:names:tc:opendocument:xmlns:dr3d:1.0" draw:type="non-primitive" svg:viewBox="0 0 21600 21600" draw:enhanced-path="M 0 0 L 21600 0 21600 21600 0 21600 Z N"/>
      </draw:custom-shape>
      <draw:frame draw:id="id39" presentation:style-name="a125" draw:name="Title 1" svg:x="1.26308in" svg:y="3.12963in" svg:width="9.65186in" svg:height="2.09498in" presentation:class="title" presentation:placeholder="false">
        <draw:text-box>
          <text:p text:style-name="a124" text:class-names="" text:cond-style-name=""><text:span text:style-name="a122" text:class-names="">Modifiez le style du titre</text:span><text:span text:style-name="a123" text:class-names=""/></text:p>
        </draw:text-box>
        <svg:title/>
        <svg:desc/>
      </draw:frame>
      <draw:frame draw:id="id40" presentation:style-name="a129" draw:name="Text Placeholder 2" svg:x="1.26307in" svg:y="5.22461in" svg:width="9.65186in" svg:height="0.94094in" presentation:class="outline" presentation:placeholder="false">
        <draw:text-box>
          <text:list text:style-name="a128">
            <text:list-item>
              <text:p text:style-name="a127" text:class-names="" text:cond-style-name=""><text:span text:style-name="a126" text:class-names="">Cliquez pour modifier les styles du texte du masque</text:span></text:p>
            </text:list-item>
          </text:list>
        </draw:text-box>
        <svg:title/>
        <svg:desc/>
      </draw:frame>
      <draw:frame draw:id="id41" presentation:style-name="a134" draw:transform="translate(-0.54167in -0.16667in) rotate(-1.5708) translate(11.64801in 2.125in)" draw:name="Date Placeholder 3" svg:width="1.08333in" svg:height="0.33333in" presentation:class="date-time" presentation:placeholder="false">
        <draw:text-box>
          <text:p text:style-name="a133" text:class-names="" text:cond-style-name=""><text:span text:style-name="a130" text:class-names=""><text:date text:fixed="false" style:data-style-name="a131"/></text:span><text:span text:style-name="a132" text:class-names=""/></text:p>
        </draw:text-box>
        <svg:title/>
        <svg:desc/>
      </draw:frame>
      <draw:frame draw:id="id42" presentation:style-name="a137" draw:transform="translate(-2.11056in -0.16667in) rotate(-1.5708) translate(11.90012in 3.69389in)" draw:name="Footer Placeholder 4" svg:width="4.22112in" svg:height="0.33333in" presentation:class="footer" presentation:placeholder="false">
        <draw:text-box>
          <text:p text:style-name="a136" text:class-names="" text:cond-style-name=""><text:span text:style-name="a135" text:class-names=""/></text:p>
        </draw:text-box>
        <svg:title/>
        <svg:desc/>
      </draw:frame>
      <draw:frame draw:id="id43" presentation:style-name="a141" draw:name="Slide Number Placeholder 5" svg:x="11.32168in" svg:y="0.32341in" svg:width="0.91667in" svg:height="0.83955in" presentation:class="page-number" presentation:placeholder="false">
        <draw:text-box>
          <text:p text:style-name="a140" text:class-names="" text:cond-style-name=""><text:span text:style-name="a138" text:class-names=""><text:page-number style:num-format="1" text:fixed="false"/></text:span><text:span text:style-name="a139" text:class-names=""/></text:p>
        </draw:text-box>
        <svg:title/>
        <svg:desc/>
      </draw:frame>
    </style:master-page>
    <style:master-page style:name="Master1-Layout4-twoObj-Deux-contenus" style:page-layout-name="pageLayout1" draw:style-name="a143">
      <draw:frame draw:id="id44" draw:layer="Master1-bg" draw:style-name="a144" draw:name="Picture 7" svg:x="0in" svg:y="2.9196in" svg:width="4.41493in" svg:height="4.5804in" style:rel-width="scale" style:rel-height="scale">
        <draw:image xlink:href="media/image2.png" xlink:type="simple" xlink:show="embed" xlink:actuate="onLoad"/>
        <svg:title/>
        <svg:desc/>
      </draw:frame>
      <draw:frame draw:id="id45" draw:layer="Master1-bg" draw:style-name="a145" draw:name="Picture 6"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46" draw:layer="Master1-bg" draw:style-name="a147"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47" draw:layer="Master1-bg" draw:style-name="a148" draw:name="Picture 8" svg:x="8.74826in" svg:y="0in" svg:width="1.75349in" svg:height="1.24826in" style:rel-width="scale" style:rel-height="scale">
        <draw:image xlink:href="media/image4.png" xlink:type="simple" xlink:show="embed" xlink:actuate="onLoad"/>
        <svg:title/>
        <svg:desc/>
      </draw:frame>
      <draw:frame draw:id="id48" draw:layer="Master1-bg" draw:style-name="a149" draw:name="Picture 9"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49" draw:layer="Master1-bg" draw:style-name="a150" draw:name="Rectangle 12">
        <svg:title/>
        <svg:desc/>
        <draw:enhanced-geometry xmlns:dr3d="urn:oasis:names:tc:opendocument:xmlns:dr3d:1.0" draw:type="non-primitive" svg:viewBox="0 0 21600 21600" draw:enhanced-path="M 0 0 L 21600 0 21600 21600 0 21600 Z N"/>
      </draw:custom-shape>
      <draw:frame draw:id="id50" presentation:style-name="a154" draw:name="Title 1" svg:x="0.7066in" svg:y="0.4951in" svg:width="10.28513in" svg:height="1.53164in" presentation:class="title" presentation:placeholder="false">
        <draw:text-box>
          <text:p text:style-name="a153" text:class-names="" text:cond-style-name=""><text:span text:style-name="a151" text:class-names="">Modifiez le style du titre</text:span><text:span text:style-name="a152" text:class-names=""/></text:p>
        </draw:text-box>
        <svg:title/>
        <svg:desc/>
      </draw:frame>
      <draw:frame draw:id="id51" presentation:style-name="a171" draw:name="Content Placeholder 2" svg:x="1.2066in" svg:y="2.25347in" svg:width="4.80789in" svg:height="4.58854in" presentation:class="object" presentation:placeholder="false">
        <draw:text-box>
          <text:list text:style-name="a157">
            <text:list-item>
              <text:p text:style-name="a156" text:class-names="" text:cond-style-name=""><text:span text:style-name="a155" text:class-names="">Cliquez pour modifier les styles du texte du masque</text:span></text:p>
            </text:list-item>
          </text:list>
          <text:list text:style-name="a160">
            <text:list-item>
              <text:list text:style-name="a160">
                <text:list-item>
                  <text:p text:style-name="a159" text:class-names="" text:cond-style-name=""><text:span text:style-name="a158" text:class-names="">Deuxième niveau</text:span></text:p>
                </text:list-item>
              </text:list>
            </text:list-item>
          </text:list>
          <text:list text:style-name="a163">
            <text:list-item>
              <text:list text:style-name="a163">
                <text:list-item>
                  <text:list text:style-name="a163">
                    <text:list-item>
                      <text:p text:style-name="a162" text:class-names="" text:cond-style-name=""><text:span text:style-name="a161" text:class-names="">Troisième niveau</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Quatrième niveau</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7" text:class-names="">Cinquième niveau</text:span><text:span text:style-name="a168" text:class-names=""/></text:p>
                            </text:list-item>
                          </text:list>
                        </text:list-item>
                      </text:list>
                    </text:list-item>
                  </text:list>
                </text:list-item>
              </text:list>
            </text:list-item>
          </text:list>
        </draw:text-box>
        <svg:title/>
        <svg:desc/>
      </draw:frame>
      <draw:frame draw:id="id52" presentation:style-name="a188" draw:name="Content Placeholder 3" svg:x="6.18383in" svg:y="2.24857in" svg:width="4.8079in" svg:height="4.59344in" presentation:class="object" presentation:placeholder="false">
        <draw:text-box>
          <text:list text:style-name="a174">
            <text:list-item>
              <text:p text:style-name="a173" text:class-names="" text:cond-style-name=""><text:span text:style-name="a172" text:class-names="">Cliquez pour modifier les styles du texte du masque</text:span></text:p>
            </text:list-item>
          </text:list>
          <text:list text:style-name="a177">
            <text:list-item>
              <text:list text:style-name="a177">
                <text:list-item>
                  <text:p text:style-name="a176" text:class-names="" text:cond-style-name=""><text:span text:style-name="a175" text:class-names="">Deuxième niveau</text:span></text:p>
                </text:list-item>
              </text:list>
            </text:list-item>
          </text:list>
          <text:list text:style-name="a180">
            <text:list-item>
              <text:list text:style-name="a180">
                <text:list-item>
                  <text:list text:style-name="a180">
                    <text:list-item>
                      <text:p text:style-name="a179" text:class-names="" text:cond-style-name=""><text:span text:style-name="a178" text:class-names="">Troisième niveau</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Quatrième niveau</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4" text:class-names="">Cinquième niveau</text:span><text:span text:style-name="a185" text:class-names=""/></text:p>
                            </text:list-item>
                          </text:list>
                        </text:list-item>
                      </text:list>
                    </text:list-item>
                  </text:list>
                </text:list-item>
              </text:list>
            </text:list-item>
          </text:list>
        </draw:text-box>
        <svg:title/>
        <svg:desc/>
      </draw:frame>
      <draw:frame draw:id="id53" presentation:style-name="a193" draw:transform="translate(-0.54167in -0.16667in) rotate(-1.5708) translate(11.64801in 2.125in)" draw:name="Date Placeholder 4" svg:width="1.08333in" svg:height="0.33333in" presentation:class="date-time" presentation:placeholder="false">
        <draw:text-box>
          <text:p text:style-name="a192" text:class-names="" text:cond-style-name=""><text:span text:style-name="a189" text:class-names=""><text:date text:fixed="false" style:data-style-name="a190"/></text:span><text:span text:style-name="a191" text:class-names=""/></text:p>
        </draw:text-box>
        <svg:title/>
        <svg:desc/>
      </draw:frame>
      <draw:frame draw:id="id54" presentation:style-name="a196" draw:transform="translate(-2.11056in -0.16667in) rotate(-1.5708) translate(11.90012in 3.69389in)" draw:name="Footer Placeholder 5" svg:width="4.22112in" svg:height="0.33333in" presentation:class="footer" presentation:placeholder="false">
        <draw:text-box>
          <text:p text:style-name="a195" text:class-names="" text:cond-style-name=""><text:span text:style-name="a194" text:class-names=""/></text:p>
        </draw:text-box>
        <svg:title/>
        <svg:desc/>
      </draw:frame>
      <draw:frame draw:id="id55" presentation:style-name="a200" draw:name="Slide Number Placeholder 6" svg:x="11.32168in" svg:y="0.32341in" svg:width="0.91667in" svg:height="0.83955in" presentation:class="page-number" presentation:placeholder="false">
        <draw:text-box>
          <text:p text:style-name="a199" text:class-names="" text:cond-style-name=""><text:span text:style-name="a197" text:class-names=""><text:page-number style:num-format="1" text:fixed="false"/></text:span><text:span text:style-name="a198" text:class-names=""/></text:p>
        </draw:text-box>
        <svg:title/>
        <svg:desc/>
      </draw:frame>
    </style:master-page>
    <style:master-page style:name="Master1-Layout5-twoTxTwoObj-Comparaison" style:page-layout-name="pageLayout1" draw:style-name="a202">
      <draw:frame draw:id="id56" draw:layer="Master1-bg" draw:style-name="a203" draw:name="Picture 7" svg:x="0in" svg:y="2.9196in" svg:width="4.41493in" svg:height="4.5804in" style:rel-width="scale" style:rel-height="scale">
        <draw:image xlink:href="media/image2.png" xlink:type="simple" xlink:show="embed" xlink:actuate="onLoad"/>
        <svg:title/>
        <svg:desc/>
      </draw:frame>
      <draw:frame draw:id="id57" draw:layer="Master1-bg" draw:style-name="a204" draw:name="Picture 6"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58" draw:layer="Master1-bg" draw:style-name="a206"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59" draw:layer="Master1-bg" draw:style-name="a207" draw:name="Picture 8" svg:x="8.74826in" svg:y="0in" svg:width="1.75349in" svg:height="1.24826in" style:rel-width="scale" style:rel-height="scale">
        <draw:image xlink:href="media/image4.png" xlink:type="simple" xlink:show="embed" xlink:actuate="onLoad"/>
        <svg:title/>
        <svg:desc/>
      </draw:frame>
      <draw:frame draw:id="id60" draw:layer="Master1-bg" draw:style-name="a208" draw:name="Picture 9"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61" draw:layer="Master1-bg" draw:style-name="a209" draw:name="Rectangle 14">
        <svg:title/>
        <svg:desc/>
        <draw:enhanced-geometry xmlns:dr3d="urn:oasis:names:tc:opendocument:xmlns:dr3d:1.0" draw:type="non-primitive" svg:viewBox="0 0 21600 21600" draw:enhanced-path="M 0 0 L 21600 0 21600 21600 0 21600 Z N"/>
      </draw:custom-shape>
      <draw:frame draw:id="id62" presentation:style-name="a213" draw:name="Title 1" svg:x="0.7066in" svg:y="0.4951in" svg:width="10.28513in" svg:height="1.53164in" presentation:class="title" presentation:placeholder="false">
        <draw:text-box>
          <text:p text:style-name="a212" text:class-names="" text:cond-style-name=""><text:span text:style-name="a210" text:class-names="">Modifiez le style du titre</text:span><text:span text:style-name="a211" text:class-names=""/></text:p>
        </draw:text-box>
        <svg:title/>
        <svg:desc/>
      </draw:frame>
      <draw:frame draw:id="id63" presentation:style-name="a217" draw:name="Text Placeholder 2" svg:x="1.2066in" svg:y="2.08333in" svg:width="4.80789in" svg:height="0.63021in" presentation:class="outline" presentation:placeholder="false">
        <draw:text-box>
          <text:list text:style-name="a216">
            <text:list-item>
              <text:p text:style-name="a215" text:class-names="" text:cond-style-name=""><text:span text:style-name="a214" text:class-names="">Cliquez pour modifier les styles du texte du masque</text:span></text:p>
            </text:list-item>
          </text:list>
        </draw:text-box>
        <svg:title/>
        <svg:desc/>
      </draw:frame>
      <draw:frame draw:id="id64" presentation:style-name="a234" draw:name="Content Placeholder 3" svg:x="1.2066in" svg:y="2.75in" svg:width="4.80789in" svg:height="4.09201in" presentation:class="object" presentation:placeholder="false">
        <draw:text-box>
          <text:list text:style-name="a220">
            <text:list-item>
              <text:p text:style-name="a219" text:class-names="" text:cond-style-name=""><text:span text:style-name="a218" text:class-names="">Cliquez pour modifier les styles du texte du masque</text:span></text:p>
            </text:list-item>
          </text:list>
          <text:list text:style-name="a223">
            <text:list-item>
              <text:list text:style-name="a223">
                <text:list-item>
                  <text:p text:style-name="a222" text:class-names="" text:cond-style-name=""><text:span text:style-name="a221" text:class-names="">Deuxième niveau</text:span></text:p>
                </text:list-item>
              </text:list>
            </text:list-item>
          </text:list>
          <text:list text:style-name="a226">
            <text:list-item>
              <text:list text:style-name="a226">
                <text:list-item>
                  <text:list text:style-name="a226">
                    <text:list-item>
                      <text:p text:style-name="a225" text:class-names="" text:cond-style-name=""><text:span text:style-name="a224" text:class-names="">Troisième niveau</text:span></text:p>
                    </text:list-item>
                  </text:list>
                </text:list-item>
              </text:list>
            </text:list-item>
          </text:list>
          <text:list text:style-name="a229">
            <text:list-item>
              <text:list text:style-name="a229">
                <text:list-item>
                  <text:list text:style-name="a229">
                    <text:list-item>
                      <text:list text:style-name="a229">
                        <text:list-item>
                          <text:p text:style-name="a228" text:class-names="" text:cond-style-name=""><text:span text:style-name="a227" text:class-names="">Quatrième niveau</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0" text:class-names="">Cinquième niveau</text:span><text:span text:style-name="a231" text:class-names=""/></text:p>
                            </text:list-item>
                          </text:list>
                        </text:list-item>
                      </text:list>
                    </text:list-item>
                  </text:list>
                </text:list-item>
              </text:list>
            </text:list-item>
          </text:list>
        </draw:text-box>
        <svg:title/>
        <svg:desc/>
      </draw:frame>
      <draw:frame draw:id="id65" presentation:style-name="a238" draw:name="Text Placeholder 4" svg:x="6.18383in" svg:y="2.08333in" svg:width="4.80789in" svg:height="0.63021in" presentation:class="outline" presentation:placeholder="false">
        <draw:text-box>
          <text:list text:style-name="a237">
            <text:list-item>
              <text:p text:style-name="a236" text:class-names="" text:cond-style-name=""><text:span text:style-name="a235" text:class-names="">Cliquez pour modifier les styles du texte du masque</text:span></text:p>
            </text:list-item>
          </text:list>
        </draw:text-box>
        <svg:title/>
        <svg:desc/>
      </draw:frame>
      <draw:frame draw:id="id66" presentation:style-name="a255" draw:name="Content Placeholder 5" svg:x="6.18383in" svg:y="2.75in" svg:width="4.80789in" svg:height="4.09201in" presentation:class="object" presentation:placeholder="false">
        <draw:text-box>
          <text:list text:style-name="a241">
            <text:list-item>
              <text:p text:style-name="a240" text:class-names="" text:cond-style-name=""><text:span text:style-name="a239" text:class-names="">Cliquez pour modifier les styles du texte du masque</text:span></text:p>
            </text:list-item>
          </text:list>
          <text:list text:style-name="a244">
            <text:list-item>
              <text:list text:style-name="a244">
                <text:list-item>
                  <text:p text:style-name="a243" text:class-names="" text:cond-style-name=""><text:span text:style-name="a242" text:class-names="">Deuxième niveau</text:span></text:p>
                </text:list-item>
              </text:list>
            </text:list-item>
          </text:list>
          <text:list text:style-name="a247">
            <text:list-item>
              <text:list text:style-name="a247">
                <text:list-item>
                  <text:list text:style-name="a247">
                    <text:list-item>
                      <text:p text:style-name="a246" text:class-names="" text:cond-style-name=""><text:span text:style-name="a245" text:class-names="">Troisième niveau</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Quatrième niveau</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Cinquième niveau</text:span><text:span text:style-name="a252" text:class-names=""/></text:p>
                            </text:list-item>
                          </text:list>
                        </text:list-item>
                      </text:list>
                    </text:list-item>
                  </text:list>
                </text:list-item>
              </text:list>
            </text:list-item>
          </text:list>
        </draw:text-box>
        <svg:title/>
        <svg:desc/>
      </draw:frame>
      <draw:frame draw:id="id67" presentation:style-name="a260" draw:transform="translate(-0.54167in -0.16667in) rotate(-1.5708) translate(11.64801in 2.125in)" draw:name="Date Placeholder 6" svg:width="1.08333in" svg:height="0.33333in" presentation:class="date-time" presentation:placeholder="false">
        <draw:text-box>
          <text:p text:style-name="a259" text:class-names="" text:cond-style-name=""><text:span text:style-name="a256" text:class-names=""><text:date text:fixed="false" style:data-style-name="a257"/></text:span><text:span text:style-name="a258" text:class-names=""/></text:p>
        </draw:text-box>
        <svg:title/>
        <svg:desc/>
      </draw:frame>
      <draw:frame draw:id="id68" presentation:style-name="a263" draw:transform="translate(-2.11056in -0.16667in) rotate(-1.5708) translate(11.90012in 3.69389in)" draw:name="Footer Placeholder 7" svg:width="4.22112in" svg:height="0.33333in" presentation:class="footer" presentation:placeholder="false">
        <draw:text-box>
          <text:p text:style-name="a262" text:class-names="" text:cond-style-name=""><text:span text:style-name="a261" text:class-names=""/></text:p>
        </draw:text-box>
        <svg:title/>
        <svg:desc/>
      </draw:frame>
      <draw:frame draw:id="id69" presentation:style-name="a267" draw:name="Slide Number Placeholder 8" svg:x="11.32168in" svg:y="0.32341in" svg:width="0.91667in" svg:height="0.83955in" presentation:class="page-number" presentation:placeholder="false">
        <draw:text-box>
          <text:p text:style-name="a266" text:class-names="" text:cond-style-name=""><text:span text:style-name="a264" text:class-names=""><text:page-number style:num-format="1" text:fixed="false"/></text:span><text:span text:style-name="a265" text:class-names=""/></text:p>
        </draw:text-box>
        <svg:title/>
        <svg:desc/>
      </draw:frame>
    </style:master-page>
    <style:master-page style:name="Master1-Layout6-titleOnly-Titre-seul" style:page-layout-name="pageLayout1" draw:style-name="a269">
      <draw:frame draw:id="id70" draw:layer="Master1-bg" draw:style-name="a270" draw:name="Picture 7" svg:x="0in" svg:y="2.9196in" svg:width="4.41493in" svg:height="4.5804in" style:rel-width="scale" style:rel-height="scale">
        <draw:image xlink:href="media/image2.png" xlink:type="simple" xlink:show="embed" xlink:actuate="onLoad"/>
        <svg:title/>
        <svg:desc/>
      </draw:frame>
      <draw:frame draw:id="id71" draw:layer="Master1-bg" draw:style-name="a271" draw:name="Picture 6"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72" draw:layer="Master1-bg" draw:style-name="a273"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73" draw:layer="Master1-bg" draw:style-name="a274" draw:name="Picture 8" svg:x="8.74826in" svg:y="0in" svg:width="1.75349in" svg:height="1.24826in" style:rel-width="scale" style:rel-height="scale">
        <draw:image xlink:href="media/image4.png" xlink:type="simple" xlink:show="embed" xlink:actuate="onLoad"/>
        <svg:title/>
        <svg:desc/>
      </draw:frame>
      <draw:frame draw:id="id74" draw:layer="Master1-bg" draw:style-name="a275" draw:name="Picture 9"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75" draw:layer="Master1-bg" draw:style-name="a276" draw:name="Rectangle 12">
        <svg:title/>
        <svg:desc/>
        <draw:enhanced-geometry xmlns:dr3d="urn:oasis:names:tc:opendocument:xmlns:dr3d:1.0" draw:type="non-primitive" svg:viewBox="0 0 21600 21600" draw:enhanced-path="M 0 0 L 21600 0 21600 21600 0 21600 Z N"/>
      </draw:custom-shape>
      <draw:frame draw:id="id76" presentation:style-name="a280" draw:name="Title 1" svg:x="0.7066in" svg:y="0.4951in" svg:width="10.28513in" svg:height="1.53164in" presentation:class="title" presentation:placeholder="false">
        <draw:text-box>
          <text:p text:style-name="a279" text:class-names="" text:cond-style-name=""><text:span text:style-name="a277" text:class-names="">Modifiez le style du titre</text:span><text:span text:style-name="a278" text:class-names=""/></text:p>
        </draw:text-box>
        <svg:title/>
        <svg:desc/>
      </draw:frame>
      <draw:frame draw:id="id77" presentation:style-name="a285" draw:transform="translate(-0.54167in -0.16667in) rotate(-1.5708) translate(11.64801in 2.125in)" draw:name="Date Placeholder 2" svg:width="1.08333in" svg:height="0.33333in" presentation:class="date-time" presentation:placeholder="false">
        <draw:text-box>
          <text:p text:style-name="a284" text:class-names="" text:cond-style-name=""><text:span text:style-name="a281" text:class-names=""><text:date text:fixed="false" style:data-style-name="a282"/></text:span><text:span text:style-name="a283" text:class-names=""/></text:p>
        </draw:text-box>
        <svg:title/>
        <svg:desc/>
      </draw:frame>
      <draw:frame draw:id="id78" presentation:style-name="a288" draw:transform="translate(-2.11056in -0.16667in) rotate(-1.5708) translate(11.90012in 3.69389in)" draw:name="Footer Placeholder 3" svg:width="4.22112in" svg:height="0.33333in" presentation:class="footer" presentation:placeholder="false">
        <draw:text-box>
          <text:p text:style-name="a287" text:class-names="" text:cond-style-name=""><text:span text:style-name="a286" text:class-names=""/></text:p>
        </draw:text-box>
        <svg:title/>
        <svg:desc/>
      </draw:frame>
      <draw:frame draw:id="id79" presentation:style-name="a292" draw:name="Slide Number Placeholder 4" svg:x="11.32168in" svg:y="0.32341in" svg:width="0.91667in" svg:height="0.83955in" presentation:class="page-number" presentation:placeholder="false">
        <draw:text-box>
          <text:p text:style-name="a291" text:class-names="" text:cond-style-name=""><text:span text:style-name="a289" text:class-names=""><text:page-number style:num-format="1" text:fixed="false"/></text:span><text:span text:style-name="a290" text:class-names=""/></text:p>
        </draw:text-box>
        <svg:title/>
        <svg:desc/>
      </draw:frame>
    </style:master-page>
    <style:master-page style:name="Master1-Layout7-blank-Vide" style:page-layout-name="pageLayout1" draw:style-name="a294">
      <draw:frame draw:id="id80" draw:layer="Master1-bg" draw:style-name="a295" draw:name="Picture 7" svg:x="0in" svg:y="2.9196in" svg:width="4.41493in" svg:height="4.5804in" style:rel-width="scale" style:rel-height="scale">
        <draw:image xlink:href="media/image2.png" xlink:type="simple" xlink:show="embed" xlink:actuate="onLoad"/>
        <svg:title/>
        <svg:desc/>
      </draw:frame>
      <draw:frame draw:id="id81" draw:layer="Master1-bg" draw:style-name="a296" draw:name="Picture 6"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82" draw:layer="Master1-bg" draw:style-name="a29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83" draw:layer="Master1-bg" draw:style-name="a299" draw:name="Picture 8" svg:x="8.74826in" svg:y="0in" svg:width="1.75349in" svg:height="1.24826in" style:rel-width="scale" style:rel-height="scale">
        <draw:image xlink:href="media/image4.png" xlink:type="simple" xlink:show="embed" xlink:actuate="onLoad"/>
        <svg:title/>
        <svg:desc/>
      </draw:frame>
      <draw:frame draw:id="id84" draw:layer="Master1-bg" draw:style-name="a300" draw:name="Picture 9"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85" draw:layer="Master1-bg" draw:style-name="a301" draw:name="Rectangle 12">
        <svg:title/>
        <svg:desc/>
        <draw:enhanced-geometry xmlns:dr3d="urn:oasis:names:tc:opendocument:xmlns:dr3d:1.0" draw:type="non-primitive" svg:viewBox="0 0 21600 21600" draw:enhanced-path="M 0 0 L 21600 0 21600 21600 0 21600 Z N"/>
      </draw:custom-shape>
      <draw:frame draw:id="id86" presentation:style-name="a306" draw:transform="translate(-0.54167in -0.16667in) rotate(-1.5708) translate(11.64801in 2.125in)" draw:name="Date Placeholder 1" svg:width="1.08333in" svg:height="0.33333in" presentation:class="date-time" presentation:placeholder="false">
        <draw:text-box>
          <text:p text:style-name="a305" text:class-names="" text:cond-style-name=""><text:span text:style-name="a302" text:class-names=""><text:date text:fixed="false" style:data-style-name="a303"/></text:span><text:span text:style-name="a304" text:class-names=""/></text:p>
        </draw:text-box>
        <svg:title/>
        <svg:desc/>
      </draw:frame>
      <draw:frame draw:id="id87" presentation:style-name="a309" draw:transform="translate(-2.11056in -0.16667in) rotate(-1.5708) translate(11.90012in 3.69389in)" draw:name="Footer Placeholder 2" svg:width="4.22112in" svg:height="0.33333in" presentation:class="footer" presentation:placeholder="false">
        <draw:text-box>
          <text:p text:style-name="a308" text:class-names="" text:cond-style-name=""><text:span text:style-name="a307" text:class-names=""/></text:p>
        </draw:text-box>
        <svg:title/>
        <svg:desc/>
      </draw:frame>
      <draw:frame draw:id="id88" presentation:style-name="a313" draw:name="Slide Number Placeholder 3" svg:x="11.32168in" svg:y="0.32341in" svg:width="0.91667in" svg:height="0.83955in" presentation:class="page-number" presentation:placeholder="false">
        <draw:text-box>
          <text:p text:style-name="a312" text:class-names="" text:cond-style-name=""><text:span text:style-name="a310" text:class-names=""><text:page-number style:num-format="1" text:fixed="false"/></text:span><text:span text:style-name="a311" text:class-names=""/></text:p>
        </draw:text-box>
        <svg:title/>
        <svg:desc/>
      </draw:frame>
    </style:master-page>
    <style:master-page style:name="Master1-Layout8-objTx-Contenu-avec-légende" style:page-layout-name="pageLayout1" draw:style-name="a315">
      <draw:frame draw:id="id89" draw:layer="Master1-bg" draw:style-name="a316" draw:name="Picture 7" svg:x="0in" svg:y="2.9196in" svg:width="4.41493in" svg:height="4.5804in" style:rel-width="scale" style:rel-height="scale">
        <draw:image xlink:href="media/image2.png" xlink:type="simple" xlink:show="embed" xlink:actuate="onLoad"/>
        <svg:title/>
        <svg:desc/>
      </draw:frame>
      <draw:frame draw:id="id90" draw:layer="Master1-bg" draw:style-name="a317" draw:name="Picture 6"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91" draw:layer="Master1-bg" draw:style-name="a31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92" draw:layer="Master1-bg" draw:style-name="a320" draw:name="Picture 8" svg:x="8.74826in" svg:y="0in" svg:width="1.75349in" svg:height="1.24826in" style:rel-width="scale" style:rel-height="scale">
        <draw:image xlink:href="media/image4.png" xlink:type="simple" xlink:show="embed" xlink:actuate="onLoad"/>
        <svg:title/>
        <svg:desc/>
      </draw:frame>
      <draw:frame draw:id="id93" draw:layer="Master1-bg" draw:style-name="a321" draw:name="Picture 9"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94" draw:layer="Master1-bg" draw:style-name="a322" draw:name="Rectangle 12">
        <svg:title/>
        <svg:desc/>
        <draw:enhanced-geometry xmlns:dr3d="urn:oasis:names:tc:opendocument:xmlns:dr3d:1.0" draw:type="non-primitive" svg:viewBox="0 0 21600 21600" draw:enhanced-path="M 0 0 L 21600 0 21600 21600 0 21600 Z N"/>
      </draw:custom-shape>
      <draw:frame draw:id="id95" presentation:style-name="a326" draw:name="Title 1" svg:x="1.26307in" svg:y="1.58333in" svg:width="3.71945in" svg:height="1.58333in" presentation:class="title" presentation:placeholder="false">
        <draw:text-box>
          <text:p text:style-name="a325" text:class-names="" text:cond-style-name=""><text:span text:style-name="a323" text:class-names="">Modifiez le style du titre</text:span><text:span text:style-name="a324" text:class-names=""/></text:p>
        </draw:text-box>
        <svg:title/>
        <svg:desc/>
      </draw:frame>
      <draw:frame draw:id="id96" presentation:style-name="a343" draw:name="Content Placeholder 2" svg:x="5.23252in" svg:y="1.58333in" svg:width="5.68241in" svg:height="5in" presentation:class="object" presentation:placeholder="false">
        <draw:text-box>
          <text:list text:style-name="a329">
            <text:list-item>
              <text:p text:style-name="a328" text:class-names="" text:cond-style-name=""><text:span text:style-name="a327" text:class-names="">Cliquez pour modifier les styles du texte du masque</text:span></text:p>
            </text:list-item>
          </text:list>
          <text:list text:style-name="a332">
            <text:list-item>
              <text:list text:style-name="a332">
                <text:list-item>
                  <text:p text:style-name="a331" text:class-names="" text:cond-style-name=""><text:span text:style-name="a330" text:class-names="">Deuxième niveau</text:span></text:p>
                </text:list-item>
              </text:list>
            </text:list-item>
          </text:list>
          <text:list text:style-name="a335">
            <text:list-item>
              <text:list text:style-name="a335">
                <text:list-item>
                  <text:list text:style-name="a335">
                    <text:list-item>
                      <text:p text:style-name="a334" text:class-names="" text:cond-style-name=""><text:span text:style-name="a333" text:class-names="">Troisième niveau</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Quatrième niveau</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39" text:class-names="">Cinquième niveau</text:span><text:span text:style-name="a340" text:class-names=""/></text:p>
                            </text:list-item>
                          </text:list>
                        </text:list-item>
                      </text:list>
                    </text:list-item>
                  </text:list>
                </text:list-item>
              </text:list>
            </text:list-item>
          </text:list>
        </draw:text-box>
        <svg:title/>
        <svg:desc/>
      </draw:frame>
      <draw:frame draw:id="id97" presentation:style-name="a347" draw:name="Text Placeholder 3" svg:x="1.26307in" svg:y="3.42222in" svg:width="3.71945in" svg:height="3.16667in" presentation:class="outline" presentation:placeholder="false">
        <draw:text-box>
          <text:list text:style-name="a346">
            <text:list-item>
              <text:p text:style-name="a345" text:class-names="" text:cond-style-name=""><text:span text:style-name="a344" text:class-names="">Cliquez pour modifier les styles du texte du masque</text:span></text:p>
            </text:list-item>
          </text:list>
        </draw:text-box>
        <svg:title/>
        <svg:desc/>
      </draw:frame>
      <draw:frame draw:id="id98" presentation:style-name="a352" draw:transform="translate(-0.54167in -0.16667in) rotate(-1.5708) translate(11.64801in 2.125in)" draw:name="Date Placeholder 4" svg:width="1.08333in" svg:height="0.33333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99" presentation:style-name="a355" draw:transform="translate(-2.11056in -0.16667in) rotate(-1.5708) translate(11.90012in 3.69389in)" draw:name="Footer Placeholder 5" svg:width="4.22112in" svg:height="0.33333in" presentation:class="footer" presentation:placeholder="false">
        <draw:text-box>
          <text:p text:style-name="a354" text:class-names="" text:cond-style-name=""><text:span text:style-name="a353" text:class-names=""/></text:p>
        </draw:text-box>
        <svg:title/>
        <svg:desc/>
      </draw:frame>
      <draw:frame draw:id="id100" presentation:style-name="a359" draw:name="Slide Number Placeholder 6" svg:x="11.32168in" svg:y="0.32341in" svg:width="0.91667in" svg:height="0.83955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9-picTx-Image-avec-légende" style:page-layout-name="pageLayout1" draw:style-name="a361">
      <draw:frame draw:id="id101" draw:layer="Master1-bg" draw:style-name="a362" draw:name="Picture 7" svg:x="0in" svg:y="2.9196in" svg:width="4.41493in" svg:height="4.5804in" style:rel-width="scale" style:rel-height="scale">
        <draw:image xlink:href="media/image2.png" xlink:type="simple" xlink:show="embed" xlink:actuate="onLoad"/>
        <svg:title/>
        <svg:desc/>
      </draw:frame>
      <draw:frame draw:id="id102" draw:layer="Master1-bg" draw:style-name="a363" draw:name="Picture 6"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103" draw:layer="Master1-bg" draw:style-name="a36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4" draw:layer="Master1-bg" draw:style-name="a366" draw:name="Picture 8" svg:x="8.74826in" svg:y="0in" svg:width="1.75349in" svg:height="1.24826in" style:rel-width="scale" style:rel-height="scale">
        <draw:image xlink:href="media/image4.png" xlink:type="simple" xlink:show="embed" xlink:actuate="onLoad"/>
        <svg:title/>
        <svg:desc/>
      </draw:frame>
      <draw:frame draw:id="id105" draw:layer="Master1-bg" draw:style-name="a367" draw:name="Picture 9"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106" draw:layer="Master1-bg" draw:style-name="a368" draw:name="Rectangle 12">
        <svg:title/>
        <svg:desc/>
        <draw:enhanced-geometry xmlns:dr3d="urn:oasis:names:tc:opendocument:xmlns:dr3d:1.0" draw:type="non-primitive" svg:viewBox="0 0 21600 21600" draw:enhanced-path="M 0 0 L 21600 0 21600 21600 0 21600 Z N"/>
      </draw:custom-shape>
      <draw:frame draw:id="id107" presentation:style-name="a372" draw:name="Title 1" svg:x="1.26193in" svg:y="2.02777in" svg:width="5.56967in" svg:height="1.72223in" presentation:class="title" presentation:placeholder="false">
        <draw:text-box>
          <text:p text:style-name="a371" text:class-names="" text:cond-style-name=""><text:span text:style-name="a369" text:class-names="">Modifiez le style du titre</text:span><text:span text:style-name="a370" text:class-names=""/></text:p>
        </draw:text-box>
        <svg:title/>
        <svg:desc/>
      </draw:frame>
      <draw:frame draw:id="id108" presentation:style-name="a376" draw:name="Picture Placeholder 2" svg:x="7.60012in" svg:y="1.25in" svg:width="3.5in" svg:height="5in" presentation:class="graphic" presentation:placeholder="false">
        <draw:text-box>
          <text:p text:style-name="a375" text:class-names="" text:cond-style-name=""><text:span text:style-name="a373" text:class-names="">Cliquez sur l'icône pour ajouter une image</text:span><text:span text:style-name="a374" text:class-names=""/></text:p>
        </draw:text-box>
        <svg:title/>
        <svg:desc/>
      </draw:frame>
      <draw:frame draw:id="id109" presentation:style-name="a380" draw:name="Text Placeholder 3" svg:x="1.26307in" svg:y="4in" svg:width="5.561in" svg:height="1.5in" presentation:class="outline" presentation:placeholder="false">
        <draw:text-box>
          <text:list text:style-name="a379">
            <text:list-item>
              <text:p text:style-name="a378" text:class-names="" text:cond-style-name=""><text:span text:style-name="a377" text:class-names="">Cliquez pour modifier les styles du texte du masque</text:span></text:p>
            </text:list-item>
          </text:list>
        </draw:text-box>
        <svg:title/>
        <svg:desc/>
      </draw:frame>
      <draw:frame draw:id="id110" presentation:style-name="a385" draw:transform="translate(-0.54167in -0.16667in) rotate(-1.5708) translate(11.64801in 2.125in)" draw:name="Date Placeholder 4" svg:width="1.08333in" svg:height="0.33333in" presentation:class="date-time" presentation:placeholder="false">
        <draw:text-box>
          <text:p text:style-name="a384" text:class-names="" text:cond-style-name=""><text:span text:style-name="a381" text:class-names=""><text:date text:fixed="false" style:data-style-name="a382"/></text:span><text:span text:style-name="a383" text:class-names=""/></text:p>
        </draw:text-box>
        <svg:title/>
        <svg:desc/>
      </draw:frame>
      <draw:frame draw:id="id111" presentation:style-name="a388" draw:transform="translate(-2.11056in -0.16667in) rotate(-1.5708) translate(11.90012in 3.69389in)" draw:name="Footer Placeholder 5" svg:width="4.22112in" svg:height="0.33333in" presentation:class="footer" presentation:placeholder="false">
        <draw:text-box>
          <text:p text:style-name="a387" text:class-names="" text:cond-style-name=""><text:span text:style-name="a386" text:class-names=""/></text:p>
        </draw:text-box>
        <svg:title/>
        <svg:desc/>
      </draw:frame>
      <draw:frame draw:id="id112" presentation:style-name="a392" draw:name="Slide Number Placeholder 6" svg:x="11.32168in" svg:y="0.32341in" svg:width="0.91667in" svg:height="0.83955in" presentation:class="page-number" presentation:placeholder="false">
        <draw:text-box>
          <text:p text:style-name="a391" text:class-names="" text:cond-style-name=""><text:span text:style-name="a389" text:class-names=""><text:page-number style:num-format="1" text:fixed="false"/></text:span><text:span text:style-name="a390" text:class-names=""/></text:p>
        </draw:text-box>
        <svg:title/>
        <svg:desc/>
      </draw:frame>
    </style:master-page>
    <style:master-page style:name="Master1-Layout10-cust-Image-panoramique-avec-légende" style:page-layout-name="pageLayout1" draw:style-name="a394">
      <draw:frame draw:id="id113" draw:layer="Master1-bg" draw:style-name="a395" draw:name="Picture 7" svg:x="0in" svg:y="2.9196in" svg:width="4.41493in" svg:height="4.5804in" style:rel-width="scale" style:rel-height="scale">
        <draw:image xlink:href="media/image2.png" xlink:type="simple" xlink:show="embed" xlink:actuate="onLoad"/>
        <svg:title/>
        <svg:desc/>
      </draw:frame>
      <draw:frame draw:id="id114" draw:layer="Master1-bg" draw:style-name="a396" draw:name="Picture 6"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115" draw:layer="Master1-bg" draw:style-name="a39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16" draw:layer="Master1-bg" draw:style-name="a399" draw:name="Picture 8" svg:x="8.74826in" svg:y="0in" svg:width="1.75349in" svg:height="1.24826in" style:rel-width="scale" style:rel-height="scale">
        <draw:image xlink:href="media/image4.png" xlink:type="simple" xlink:show="embed" xlink:actuate="onLoad"/>
        <svg:title/>
        <svg:desc/>
      </draw:frame>
      <draw:frame draw:id="id117" draw:layer="Master1-bg" draw:style-name="a400" draw:name="Picture 9"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118" draw:layer="Master1-bg" draw:style-name="a401" draw:name="Rectangle 12">
        <svg:title/>
        <svg:desc/>
        <draw:enhanced-geometry xmlns:dr3d="urn:oasis:names:tc:opendocument:xmlns:dr3d:1.0" draw:type="non-primitive" svg:viewBox="0 0 21600 21600" draw:enhanced-path="M 0 0 L 21600 0 21600 21600 0 21600 Z N"/>
      </draw:custom-shape>
      <draw:frame draw:id="id119" presentation:style-name="a405" draw:name="Title 1" svg:x="1.26308in" svg:y="5.24999in" svg:width="9.65186in" svg:height="0.61979in" presentation:class="title" presentation:placeholder="false">
        <draw:text-box>
          <text:p text:style-name="a404" text:class-names="" text:cond-style-name=""><text:span text:style-name="a402" text:class-names="">Modifiez le style du titre</text:span><text:span text:style-name="a403" text:class-names=""/></text:p>
        </draw:text-box>
        <svg:title/>
        <svg:desc/>
      </draw:frame>
      <draw:frame draw:id="id120" presentation:style-name="a409" draw:name="Picture Placeholder 2" svg:x="1.26307in" svg:y="0.75in" svg:width="9.65186in" svg:height="3.98148in" presentation:class="graphic" presentation:placeholder="false">
        <draw:text-box>
          <text:p text:style-name="a408" text:class-names="" text:cond-style-name=""><text:span text:style-name="a406" text:class-names="">Cliquez sur l'icône pour ajouter une image</text:span><text:span text:style-name="a407" text:class-names=""/></text:p>
        </draw:text-box>
        <svg:title/>
        <svg:desc/>
      </draw:frame>
      <draw:frame draw:id="id121" presentation:style-name="a413" draw:name="Text Placeholder 3" svg:x="1.26308in" svg:y="5.86978in" svg:width="9.65185in" svg:height="0.53993in" presentation:class="outline" presentation:placeholder="false">
        <draw:text-box>
          <text:list text:style-name="a412">
            <text:list-item>
              <text:p text:style-name="a411" text:class-names="" text:cond-style-name=""><text:span text:style-name="a410" text:class-names="">Cliquez pour modifier les styles du texte du masque</text:span></text:p>
            </text:list-item>
          </text:list>
        </draw:text-box>
        <svg:title/>
        <svg:desc/>
      </draw:frame>
      <draw:frame draw:id="id122" presentation:style-name="a418" draw:transform="translate(-0.54167in -0.16667in) rotate(-1.5708) translate(11.64801in 2.125in)" draw:name="Date Placeholder 4" svg:width="1.08333in" svg:height="0.33333in" presentation:class="date-time" presentation:placeholder="false">
        <draw:text-box>
          <text:p text:style-name="a417" text:class-names="" text:cond-style-name=""><text:span text:style-name="a414" text:class-names=""><text:date text:fixed="false" style:data-style-name="a415"/></text:span><text:span text:style-name="a416" text:class-names=""/></text:p>
        </draw:text-box>
        <svg:title/>
        <svg:desc/>
      </draw:frame>
      <draw:frame draw:id="id123" presentation:style-name="a421" draw:transform="translate(-2.11056in -0.16667in) rotate(-1.5708) translate(11.90012in 3.69389in)" draw:name="Footer Placeholder 5" svg:width="4.22112in" svg:height="0.33333in" presentation:class="footer" presentation:placeholder="false">
        <draw:text-box>
          <text:p text:style-name="a420" text:class-names="" text:cond-style-name=""><text:span text:style-name="a419" text:class-names=""/></text:p>
        </draw:text-box>
        <svg:title/>
        <svg:desc/>
      </draw:frame>
      <draw:frame draw:id="id124" presentation:style-name="a425" draw:name="Slide Number Placeholder 6" svg:x="11.32168in" svg:y="0.32341in" svg:width="0.91667in" svg:height="0.83955in" presentation:class="page-number" presentation:placeholder="false">
        <draw:text-box>
          <text:p text:style-name="a424" text:class-names="" text:cond-style-name=""><text:span text:style-name="a422" text:class-names=""><text:page-number style:num-format="1" text:fixed="false"/></text:span><text:span text:style-name="a423" text:class-names=""/></text:p>
        </draw:text-box>
        <svg:title/>
        <svg:desc/>
      </draw:frame>
    </style:master-page>
    <style:master-page style:name="Master1-Layout11-cust-Titre-et-légende" style:page-layout-name="pageLayout1" draw:style-name="a427">
      <draw:frame draw:id="id125" draw:layer="Master1-bg" draw:style-name="a428" draw:name="Picture 7" svg:x="0in" svg:y="2.9196in" svg:width="4.41493in" svg:height="4.5804in" style:rel-width="scale" style:rel-height="scale">
        <draw:image xlink:href="media/image2.png" xlink:type="simple" xlink:show="embed" xlink:actuate="onLoad"/>
        <svg:title/>
        <svg:desc/>
      </draw:frame>
      <draw:frame draw:id="id126" draw:layer="Master1-bg" draw:style-name="a429" draw:name="Picture 6"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127" draw:layer="Master1-bg" draw:style-name="a43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28" draw:layer="Master1-bg" draw:style-name="a432" draw:name="Picture 8" svg:x="8.74826in" svg:y="0in" svg:width="1.75349in" svg:height="1.24826in" style:rel-width="scale" style:rel-height="scale">
        <draw:image xlink:href="media/image4.png" xlink:type="simple" xlink:show="embed" xlink:actuate="onLoad"/>
        <svg:title/>
        <svg:desc/>
      </draw:frame>
      <draw:frame draw:id="id129" draw:layer="Master1-bg" draw:style-name="a433" draw:name="Picture 9"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130" draw:layer="Master1-bg" draw:style-name="a434" draw:name="Rectangle 12">
        <svg:title/>
        <svg:desc/>
        <draw:enhanced-geometry xmlns:dr3d="urn:oasis:names:tc:opendocument:xmlns:dr3d:1.0" draw:type="non-primitive" svg:viewBox="0 0 21600 21600" draw:enhanced-path="M 0 0 L 21600 0 21600 21600 0 21600 Z N"/>
      </draw:custom-shape>
      <draw:frame draw:id="id131" presentation:style-name="a438" draw:name="Title 1" svg:x="1.26307in" svg:y="1.58333in" svg:width="9.65186in" svg:height="2.16667in" presentation:class="title" presentation:placeholder="false">
        <draw:text-box>
          <text:p text:style-name="a437" text:class-names="" text:cond-style-name=""><text:span text:style-name="a435" text:class-names="">Modifiez le style du titre</text:span><text:span text:style-name="a436" text:class-names=""/></text:p>
        </draw:text-box>
        <svg:title/>
        <svg:desc/>
      </draw:frame>
      <draw:frame draw:id="id132" presentation:style-name="a442" draw:name="Text Placeholder 3" svg:x="1.26307in" svg:y="4in" svg:width="9.65186in" svg:height="2.58333in" presentation:class="outline" presentation:placeholder="false">
        <draw:text-box>
          <text:list text:style-name="a441">
            <text:list-item>
              <text:p text:style-name="a440" text:class-names="" text:cond-style-name=""><text:span text:style-name="a439" text:class-names="">Cliquez pour modifier les styles du texte du masque</text:span></text:p>
            </text:list-item>
          </text:list>
        </draw:text-box>
        <svg:title/>
        <svg:desc/>
      </draw:frame>
      <draw:frame draw:id="id133" presentation:style-name="a447" draw:transform="translate(-0.54167in -0.16667in) rotate(-1.5708) translate(11.64801in 2.125in)" draw:name="Date Placeholder 3" svg:width="1.08333in" svg:height="0.33333in" presentation:class="date-time" presentation:placeholder="false">
        <draw:text-box>
          <text:p text:style-name="a446" text:class-names="" text:cond-style-name=""><text:span text:style-name="a443" text:class-names=""><text:date text:fixed="false" style:data-style-name="a444"/></text:span><text:span text:style-name="a445" text:class-names=""/></text:p>
        </draw:text-box>
        <svg:title/>
        <svg:desc/>
      </draw:frame>
      <draw:frame draw:id="id134" presentation:style-name="a450" draw:transform="translate(-2.11056in -0.16667in) rotate(-1.5708) translate(11.90012in 3.69389in)" draw:name="Footer Placeholder 4" svg:width="4.22112in" svg:height="0.33333in" presentation:class="footer" presentation:placeholder="false">
        <draw:text-box>
          <text:p text:style-name="a449" text:class-names="" text:cond-style-name=""><text:span text:style-name="a448" text:class-names=""/></text:p>
        </draw:text-box>
        <svg:title/>
        <svg:desc/>
      </draw:frame>
      <draw:frame draw:id="id135" presentation:style-name="a454" draw:name="Slide Number Placeholder 5" svg:x="11.32168in" svg:y="0.32341in" svg:width="0.91667in" svg:height="0.83955in" presentation:class="page-number" presentation:placeholder="false">
        <draw:text-box>
          <text:p text:style-name="a453" text:class-names="" text:cond-style-name=""><text:span text:style-name="a451" text:class-names=""><text:page-number style:num-format="1" text:fixed="false"/></text:span><text:span text:style-name="a452" text:class-names=""/></text:p>
        </draw:text-box>
        <svg:title/>
        <svg:desc/>
      </draw:frame>
    </style:master-page>
    <style:master-page style:name="Master1-Layout12-cust-Citation-avec-légende" style:page-layout-name="pageLayout1" draw:style-name="a456">
      <draw:frame draw:id="id136" draw:layer="Master1-bg" draw:style-name="a457" draw:name="Picture 7" svg:x="0in" svg:y="2.9196in" svg:width="4.41493in" svg:height="4.5804in" style:rel-width="scale" style:rel-height="scale">
        <draw:image xlink:href="media/image2.png" xlink:type="simple" xlink:show="embed" xlink:actuate="onLoad"/>
        <svg:title/>
        <svg:desc/>
      </draw:frame>
      <draw:frame draw:id="id137" draw:layer="Master1-bg" draw:style-name="a458" draw:name="Picture 6"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138" draw:layer="Master1-bg" draw:style-name="a460"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39" draw:layer="Master1-bg" draw:style-name="a461" draw:name="Picture 8" svg:x="8.74826in" svg:y="0in" svg:width="1.75349in" svg:height="1.24826in" style:rel-width="scale" style:rel-height="scale">
        <draw:image xlink:href="media/image4.png" xlink:type="simple" xlink:show="embed" xlink:actuate="onLoad"/>
        <svg:title/>
        <svg:desc/>
      </draw:frame>
      <draw:frame draw:id="id140" draw:layer="Master1-bg" draw:style-name="a462" draw:name="Picture 9"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141" draw:layer="Master1-bg" draw:style-name="a463" draw:name="Rectangle 18">
        <svg:title/>
        <svg:desc/>
        <draw:enhanced-geometry xmlns:dr3d="urn:oasis:names:tc:opendocument:xmlns:dr3d:1.0" draw:type="non-primitive" svg:viewBox="0 0 21600 21600" draw:enhanced-path="M 0 0 L 21600 0 21600 21600 0 21600 Z N"/>
      </draw:custom-shape>
      <draw:frame draw:id="id142" presentation:style-name="a467" draw:name="Title 1" svg:x="1.72222in" svg:y="1.58333in" svg:width="8.74816in" svg:height="2.54087in" presentation:class="title" presentation:placeholder="false">
        <draw:text-box>
          <text:p text:style-name="a466" text:class-names="" text:cond-style-name=""><text:span text:style-name="a464" text:class-names="">Modifiez le style du titre</text:span><text:span text:style-name="a465" text:class-names=""/></text:p>
        </draw:text-box>
        <svg:title/>
        <svg:desc/>
      </draw:frame>
      <draw:frame draw:id="id143" presentation:style-name="a471" draw:name="Text Placeholder 3" svg:x="2.11111in" svg:y="4.12421in" svg:width="7.96112in" svg:height="0.37421in" presentation:class="outline" presentation:placeholder="false">
        <draw:text-box>
          <text:list text:style-name="a470">
            <text:list-item>
              <text:p text:style-name="a469" text:class-names="" text:cond-style-name=""><text:span text:style-name="a468" text:class-names="">Cliquez pour modifier les styles du texte du masque</text:span></text:p>
            </text:list-item>
          </text:list>
        </draw:text-box>
        <svg:title/>
        <svg:desc/>
      </draw:frame>
      <draw:frame draw:id="id144" presentation:style-name="a475" draw:name="Text Placeholder 3" svg:x="1.26307in" svg:y="4.75794in" svg:width="9.65186in" svg:height="1.83333in" presentation:class="outline" presentation:placeholder="false">
        <draw:text-box>
          <text:list text:style-name="a474">
            <text:list-item>
              <text:p text:style-name="a473" text:class-names="" text:cond-style-name=""><text:span text:style-name="a472" text:class-names="">Cliquez pour modifier les styles du texte du masque</text:span></text:p>
            </text:list-item>
          </text:list>
        </draw:text-box>
        <svg:title/>
        <svg:desc/>
      </draw:frame>
      <draw:frame draw:id="id145" presentation:style-name="a480" draw:transform="translate(-0.54167in -0.16667in) rotate(-1.5708) translate(11.64801in 2.125in)" draw:name="Date Placeholder 3" svg:width="1.08333in" svg:height="0.33333in" presentation:class="date-time" presentation:placeholder="false">
        <draw:text-box>
          <text:p text:style-name="a479" text:class-names="" text:cond-style-name=""><text:span text:style-name="a476" text:class-names=""><text:date text:fixed="false" style:data-style-name="a477"/></text:span><text:span text:style-name="a478" text:class-names=""/></text:p>
        </draw:text-box>
        <svg:title/>
        <svg:desc/>
      </draw:frame>
      <draw:frame draw:id="id146" presentation:style-name="a483" draw:transform="translate(-2.11056in -0.16667in) rotate(-1.5708) translate(11.90012in 3.69389in)" draw:name="Footer Placeholder 4" svg:width="4.22112in" svg:height="0.33333in" presentation:class="footer" presentation:placeholder="false">
        <draw:text-box>
          <text:p text:style-name="a482" text:class-names="" text:cond-style-name=""><text:span text:style-name="a481" text:class-names=""/></text:p>
        </draw:text-box>
        <svg:title/>
        <svg:desc/>
      </draw:frame>
      <draw:frame draw:id="id147" presentation:style-name="a487" draw:name="Slide Number Placeholder 5" svg:x="11.32168in" svg:y="0.32341in" svg:width="0.91667in" svg:height="0.83955in" presentation:class="page-number" presentation:placeholder="false">
        <draw:text-box>
          <text:p text:style-name="a486" text:class-names="" text:cond-style-name=""><text:span text:style-name="a484" text:class-names=""><text:page-number style:num-format="1" text:fixed="false"/></text:span><text:span text:style-name="a485" text:class-names=""/></text:p>
        </draw:text-box>
        <svg:title/>
        <svg:desc/>
      </draw:frame>
      <draw:frame draw:id="id148" draw:style-name="a490" draw:name="TextBox 11" svg:x="0.98239in" svg:y="1.06218in" svg:width="0.87698in" svg:height="2.15417in">
        <draw:text-box>
          <text:p text:style-name="a489" text:class-names="" text:cond-style-name=""><text:span text:style-name="a488" text:class-names="">“</text:span></text:p>
        </draw:text-box>
        <svg:title/>
        <svg:desc/>
      </draw:frame>
      <draw:frame draw:id="id149" draw:style-name="a493" draw:name="TextBox 14" svg:x="10.20395in" svg:y="2.85847in" svg:width="0.87698in" svg:height="2.15417in">
        <draw:text-box>
          <text:p text:style-name="a492" text:class-names="" text:cond-style-name=""><text:span text:style-name="a491" text:class-names="">”</text:span></text:p>
        </draw:text-box>
        <svg:title/>
        <svg:desc/>
      </draw:frame>
    </style:master-page>
    <style:master-page style:name="Master1-Layout13-cust-Carte-nom" style:page-layout-name="pageLayout1" draw:style-name="a495">
      <draw:frame draw:id="id150" draw:layer="Master1-bg" draw:style-name="a496" draw:name="Picture 7" svg:x="0in" svg:y="2.9196in" svg:width="4.41493in" svg:height="4.5804in" style:rel-width="scale" style:rel-height="scale">
        <draw:image xlink:href="media/image2.png" xlink:type="simple" xlink:show="embed" xlink:actuate="onLoad"/>
        <svg:title/>
        <svg:desc/>
      </draw:frame>
      <draw:frame draw:id="id151" draw:layer="Master1-bg" draw:style-name="a497" draw:name="Picture 6"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152" draw:layer="Master1-bg" draw:style-name="a49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53" draw:layer="Master1-bg" draw:style-name="a500" draw:name="Picture 8" svg:x="8.74826in" svg:y="0in" svg:width="1.75349in" svg:height="1.24826in" style:rel-width="scale" style:rel-height="scale">
        <draw:image xlink:href="media/image4.png" xlink:type="simple" xlink:show="embed" xlink:actuate="onLoad"/>
        <svg:title/>
        <svg:desc/>
      </draw:frame>
      <draw:frame draw:id="id154" draw:layer="Master1-bg" draw:style-name="a501" draw:name="Picture 9"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155" draw:layer="Master1-bg" draw:style-name="a502" draw:name="Rectangle 11">
        <svg:title/>
        <svg:desc/>
        <draw:enhanced-geometry xmlns:dr3d="urn:oasis:names:tc:opendocument:xmlns:dr3d:1.0" draw:type="non-primitive" svg:viewBox="0 0 21600 21600" draw:enhanced-path="M 0 0 L 21600 0 21600 21600 0 21600 Z N"/>
      </draw:custom-shape>
      <draw:frame draw:id="id156" presentation:style-name="a506" draw:name="Title 1" svg:x="1.26307in" svg:y="3.41667in" svg:width="9.65186in" svg:height="1.80794in" presentation:class="title" presentation:placeholder="false">
        <draw:text-box>
          <text:p text:style-name="a505" text:class-names="" text:cond-style-name=""><text:span text:style-name="a503" text:class-names="">Modifiez le style du titre</text:span><text:span text:style-name="a504" text:class-names=""/></text:p>
        </draw:text-box>
        <svg:title/>
        <svg:desc/>
      </draw:frame>
      <draw:frame draw:id="id157" presentation:style-name="a510" draw:name="Text Placeholder 2" svg:x="1.26307in" svg:y="5.22461in" svg:width="9.65186in" svg:height="0.94094in" presentation:class="outline" presentation:placeholder="false">
        <draw:text-box>
          <text:list text:style-name="a509">
            <text:list-item>
              <text:p text:style-name="a508" text:class-names="" text:cond-style-name=""><text:span text:style-name="a507" text:class-names="">Cliquez pour modifier les styles du texte du masque</text:span></text:p>
            </text:list-item>
          </text:list>
        </draw:text-box>
        <svg:title/>
        <svg:desc/>
      </draw:frame>
      <draw:frame draw:id="id158" presentation:style-name="a515" draw:transform="translate(-0.54167in -0.16667in) rotate(-1.5708) translate(11.64801in 2.125in)" draw:name="Date Placeholder 3" svg:width="1.08333in" svg:height="0.33333in" presentation:class="date-time" presentation:placeholder="false">
        <draw:text-box>
          <text:p text:style-name="a514" text:class-names="" text:cond-style-name=""><text:span text:style-name="a511" text:class-names=""><text:date text:fixed="false" style:data-style-name="a512"/></text:span><text:span text:style-name="a513" text:class-names=""/></text:p>
        </draw:text-box>
        <svg:title/>
        <svg:desc/>
      </draw:frame>
      <draw:frame draw:id="id159" presentation:style-name="a518" draw:transform="translate(-2.11056in -0.16667in) rotate(-1.5708) translate(11.90012in 3.69389in)" draw:name="Footer Placeholder 4" svg:width="4.22112in" svg:height="0.33333in" presentation:class="footer" presentation:placeholder="false">
        <draw:text-box>
          <text:p text:style-name="a517" text:class-names="" text:cond-style-name=""><text:span text:style-name="a516" text:class-names=""/></text:p>
        </draw:text-box>
        <svg:title/>
        <svg:desc/>
      </draw:frame>
      <draw:frame draw:id="id160" presentation:style-name="a522" draw:name="Slide Number Placeholder 5" svg:x="11.32168in" svg:y="0.32341in" svg:width="0.91667in" svg:height="0.83955in" presentation:class="page-number" presentation:placeholder="false">
        <draw:text-box>
          <text:p text:style-name="a521" text:class-names="" text:cond-style-name=""><text:span text:style-name="a519" text:class-names=""><text:page-number style:num-format="1" text:fixed="false"/></text:span><text:span text:style-name="a520" text:class-names=""/></text:p>
        </draw:text-box>
        <svg:title/>
        <svg:desc/>
      </draw:frame>
    </style:master-page>
    <style:master-page style:name="Master1-Layout14-cust-3 colonnes" style:page-layout-name="pageLayout1" draw:style-name="a524">
      <draw:frame draw:id="id161" draw:layer="Master1-bg" draw:style-name="a525" draw:name="Picture 7" svg:x="0in" svg:y="2.9196in" svg:width="4.41493in" svg:height="4.5804in" style:rel-width="scale" style:rel-height="scale">
        <draw:image xlink:href="media/image2.png" xlink:type="simple" xlink:show="embed" xlink:actuate="onLoad"/>
        <svg:title/>
        <svg:desc/>
      </draw:frame>
      <draw:frame draw:id="id162" draw:layer="Master1-bg" draw:style-name="a526" draw:name="Picture 6"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163" draw:layer="Master1-bg" draw:style-name="a52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64" draw:layer="Master1-bg" draw:style-name="a529" draw:name="Picture 8" svg:x="8.74826in" svg:y="0in" svg:width="1.75349in" svg:height="1.24826in" style:rel-width="scale" style:rel-height="scale">
        <draw:image xlink:href="media/image4.png" xlink:type="simple" xlink:show="embed" xlink:actuate="onLoad"/>
        <svg:title/>
        <svg:desc/>
      </draw:frame>
      <draw:frame draw:id="id165" draw:layer="Master1-bg" draw:style-name="a530" draw:name="Picture 9"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166" draw:layer="Master1-bg" draw:style-name="a531" draw:name="Rectangle 24">
        <svg:title/>
        <svg:desc/>
        <draw:enhanced-geometry xmlns:dr3d="urn:oasis:names:tc:opendocument:xmlns:dr3d:1.0" draw:type="non-primitive" svg:viewBox="0 0 21600 21600" draw:enhanced-path="M 0 0 L 21600 0 21600 21600 0 21600 Z N"/>
      </draw:custom-shape>
      <draw:frame draw:id="id167" presentation:style-name="a535" draw:name="Title 1" svg:x="0.7066in" svg:y="0.4951in" svg:width="10.28513in" svg:height="1.53164in" presentation:class="title" presentation:placeholder="false">
        <draw:text-box>
          <text:p text:style-name="a534" text:class-names="" text:cond-style-name=""><text:span text:style-name="a532" text:class-names="">Modifiez le style du titre</text:span><text:span text:style-name="a533" text:class-names=""/></text:p>
        </draw:text-box>
        <svg:title/>
        <svg:desc/>
      </draw:frame>
      <draw:frame draw:id="id168" presentation:style-name="a539" draw:name="Text Placeholder 2" svg:x="0.6922in" svg:y="2.16667in" svg:width="3.22273in" svg:height="0.63021in" presentation:class="outline" presentation:placeholder="false">
        <draw:text-box>
          <text:list text:style-name="a538">
            <text:list-item>
              <text:p text:style-name="a537" text:class-names="" text:cond-style-name=""><text:span text:style-name="a536" text:class-names="">Cliquez pour modifier les styles du texte du masque</text:span></text:p>
            </text:list-item>
          </text:list>
        </draw:text-box>
        <svg:title/>
        <svg:desc/>
      </draw:frame>
      <draw:frame draw:id="id169" presentation:style-name="a543" draw:name="Text Placeholder 3" svg:x="0.71354in" svg:y="2.91667in" svg:width="3.20139in" svg:height="3.92535in" presentation:class="outline" presentation:placeholder="false">
        <draw:text-box>
          <text:list text:style-name="a542">
            <text:list-item>
              <text:p text:style-name="a541" text:class-names="" text:cond-style-name=""><text:span text:style-name="a540" text:class-names="">Cliquez pour modifier les styles du texte du masque</text:span></text:p>
            </text:list-item>
          </text:list>
        </draw:text-box>
        <svg:title/>
        <svg:desc/>
      </draw:frame>
      <draw:frame draw:id="id170" presentation:style-name="a547" draw:name="Text Placeholder 4" svg:x="4.24722in" svg:y="2.16667in" svg:width="3.21111in" svg:height="0.63021in" presentation:class="outline" presentation:placeholder="false">
        <draw:text-box>
          <text:list text:style-name="a546">
            <text:list-item>
              <text:p text:style-name="a545" text:class-names="" text:cond-style-name=""><text:span text:style-name="a544" text:class-names="">Cliquez pour modifier les styles du texte du masque</text:span></text:p>
            </text:list-item>
          </text:list>
        </draw:text-box>
        <svg:title/>
        <svg:desc/>
      </draw:frame>
      <draw:frame draw:id="id171" presentation:style-name="a551" draw:name="Text Placeholder 3" svg:x="4.23568in" svg:y="2.91667in" svg:width="3.22265in" svg:height="3.92535in" presentation:class="outline" presentation:placeholder="false">
        <draw:text-box>
          <text:list text:style-name="a550">
            <text:list-item>
              <text:p text:style-name="a549" text:class-names="" text:cond-style-name=""><text:span text:style-name="a548" text:class-names="">Cliquez pour modifier les styles du texte du masque</text:span></text:p>
            </text:list-item>
          </text:list>
        </draw:text-box>
        <svg:title/>
        <svg:desc/>
      </draw:frame>
      <draw:frame draw:id="id172" presentation:style-name="a555" draw:name="Text Placeholder 4" svg:x="7.79167in" svg:y="2.16667in" svg:width="3.2066in" svg:height="0.63021in" presentation:class="outline" presentation:placeholder="false">
        <draw:text-box>
          <text:list text:style-name="a554">
            <text:list-item>
              <text:p text:style-name="a553" text:class-names="" text:cond-style-name=""><text:span text:style-name="a552" text:class-names="">Cliquez pour modifier les styles du texte du masque</text:span></text:p>
            </text:list-item>
          </text:list>
        </draw:text-box>
        <svg:title/>
        <svg:desc/>
      </draw:frame>
      <draw:frame draw:id="id173" presentation:style-name="a559" draw:name="Text Placeholder 3" svg:x="7.79167in" svg:y="2.91667in" svg:width="3.2066in" svg:height="3.92535in" presentation:class="outline" presentation:placeholder="false">
        <draw:text-box>
          <text:list text:style-name="a558">
            <text:list-item>
              <text:p text:style-name="a557" text:class-names="" text:cond-style-name=""><text:span text:style-name="a556" text:class-names="">Cliquez pour modifier les styles du texte du masque</text:span></text:p>
            </text:list-item>
          </text:list>
        </draw:text-box>
        <svg:title/>
        <svg:desc/>
      </draw:frame>
      <draw:connector draw:type="line" svg:x1="4.07496in" svg:y1="2.33333in" svg:x2="4.07496in" svg:y2="6.66667in" draw:id="id174" draw:style-name="a560" draw:name="Straight Connector 16">
        <svg:title/>
        <svg:desc/>
      </draw:connector>
      <draw:connector draw:type="line" svg:x1="7.61398in" svg:y1="2.33333in" svg:x2="7.61398in" svg:y2="6.67157in" draw:id="id175" draw:style-name="a561" draw:name="Straight Connector 17">
        <svg:title/>
        <svg:desc/>
      </draw:connector>
      <draw:frame draw:id="id176" presentation:style-name="a566" draw:transform="translate(-0.54167in -0.16667in) rotate(-1.5708) translate(11.64801in 2.125in)" draw:name="Date Placeholder 3" svg:width="1.08333in" svg:height="0.33333in" presentation:class="date-time" presentation:placeholder="false">
        <draw:text-box>
          <text:p text:style-name="a565" text:class-names="" text:cond-style-name=""><text:span text:style-name="a562" text:class-names=""><text:date text:fixed="false" style:data-style-name="a563"/></text:span><text:span text:style-name="a564" text:class-names=""/></text:p>
        </draw:text-box>
        <svg:title/>
        <svg:desc/>
      </draw:frame>
      <draw:frame draw:id="id177" presentation:style-name="a569" draw:transform="translate(-2.11056in -0.16667in) rotate(-1.5708) translate(11.90012in 3.69389in)" draw:name="Footer Placeholder 4" svg:width="4.22112in" svg:height="0.33333in" presentation:class="footer" presentation:placeholder="false">
        <draw:text-box>
          <text:p text:style-name="a568" text:class-names="" text:cond-style-name=""><text:span text:style-name="a567" text:class-names=""/></text:p>
        </draw:text-box>
        <svg:title/>
        <svg:desc/>
      </draw:frame>
      <draw:frame draw:id="id178" presentation:style-name="a573" draw:name="Slide Number Placeholder 5" svg:x="11.32168in" svg:y="0.32341in" svg:width="0.91667in" svg:height="0.83955in" presentation:class="page-number" presentation:placeholder="false">
        <draw:text-box>
          <text:p text:style-name="a572" text:class-names="" text:cond-style-name=""><text:span text:style-name="a570" text:class-names=""><text:page-number style:num-format="1" text:fixed="false"/></text:span><text:span text:style-name="a571" text:class-names=""/></text:p>
        </draw:text-box>
        <svg:title/>
        <svg:desc/>
      </draw:frame>
    </style:master-page>
    <style:master-page style:name="Master1-Layout15-cust-3 colonnes-d’image" style:page-layout-name="pageLayout1" draw:style-name="a575">
      <draw:frame draw:id="id179" draw:layer="Master1-bg" draw:style-name="a576" draw:name="Picture 7" svg:x="0in" svg:y="2.9196in" svg:width="4.41493in" svg:height="4.5804in" style:rel-width="scale" style:rel-height="scale">
        <draw:image xlink:href="media/image2.png" xlink:type="simple" xlink:show="embed" xlink:actuate="onLoad"/>
        <svg:title/>
        <svg:desc/>
      </draw:frame>
      <draw:frame draw:id="id180" draw:layer="Master1-bg" draw:style-name="a577" draw:name="Picture 6"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181" draw:layer="Master1-bg" draw:style-name="a57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82" draw:layer="Master1-bg" draw:style-name="a580" draw:name="Picture 8" svg:x="8.74826in" svg:y="0in" svg:width="1.75349in" svg:height="1.24826in" style:rel-width="scale" style:rel-height="scale">
        <draw:image xlink:href="media/image4.png" xlink:type="simple" xlink:show="embed" xlink:actuate="onLoad"/>
        <svg:title/>
        <svg:desc/>
      </draw:frame>
      <draw:frame draw:id="id183" draw:layer="Master1-bg" draw:style-name="a581" draw:name="Picture 9"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184" draw:layer="Master1-bg" draw:style-name="a582" draw:name="Rectangle 26">
        <svg:title/>
        <svg:desc/>
        <draw:enhanced-geometry xmlns:dr3d="urn:oasis:names:tc:opendocument:xmlns:dr3d:1.0" draw:type="non-primitive" svg:viewBox="0 0 21600 21600" draw:enhanced-path="M 0 0 L 21600 0 21600 21600 0 21600 Z N"/>
      </draw:custom-shape>
      <draw:frame draw:id="id185" presentation:style-name="a586" draw:name="Title 1" svg:x="0.7066in" svg:y="0.4951in" svg:width="10.28513in" svg:height="1.53164in" presentation:class="title" presentation:placeholder="false">
        <draw:text-box>
          <text:p text:style-name="a585" text:class-names="" text:cond-style-name=""><text:span text:style-name="a583" text:class-names="">Modifiez le style du titre</text:span><text:span text:style-name="a584" text:class-names=""/></text:p>
        </draw:text-box>
        <svg:title/>
        <svg:desc/>
      </draw:frame>
      <draw:frame draw:id="id186" presentation:style-name="a590" draw:name="Text Placeholder 2" svg:x="0.71354in" svg:y="4.64889in" svg:width="3.21528in" svg:height="0.63021in" presentation:class="outline" presentation:placeholder="false">
        <draw:text-box>
          <text:list text:style-name="a589">
            <text:list-item>
              <text:p text:style-name="a588" text:class-names="" text:cond-style-name=""><text:span text:style-name="a587" text:class-names="">Cliquez pour modifier les styles du texte du masque</text:span></text:p>
            </text:list-item>
          </text:list>
        </draw:text-box>
        <svg:title/>
        <svg:desc/>
      </draw:frame>
      <draw:frame draw:id="id187" presentation:style-name="a594" draw:name="Picture Placeholder 2" svg:x="0.71354in" svg:y="2.41667in" svg:width="3.21528in" svg:height="1.66667in" presentation:class="graphic" presentation:placeholder="false">
        <draw:text-box>
          <text:p text:style-name="a593" text:class-names="" text:cond-style-name=""><text:span text:style-name="a591" text:class-names="">Cliquez sur l'icône pour ajouter une image</text:span><text:span text:style-name="a592" text:class-names=""/></text:p>
        </draw:text-box>
        <svg:title/>
        <svg:desc/>
      </draw:frame>
      <draw:frame draw:id="id188" presentation:style-name="a598" draw:name="Text Placeholder 3" svg:x="0.71354in" svg:y="5.2791in" svg:width="3.21528in" svg:height="0.7209in" presentation:class="outline" presentation:placeholder="false">
        <draw:text-box>
          <text:list text:style-name="a597">
            <text:list-item>
              <text:p text:style-name="a596" text:class-names="" text:cond-style-name=""><text:span text:style-name="a595" text:class-names="">Cliquez pour modifier les styles du texte du masque</text:span></text:p>
            </text:list-item>
          </text:list>
        </draw:text-box>
        <svg:title/>
        <svg:desc/>
      </draw:frame>
      <draw:frame draw:id="id189" presentation:style-name="a602" draw:name="Text Placeholder 4" svg:x="4.25347in" svg:y="4.64889in" svg:width="3.20486in" svg:height="0.63021in" presentation:class="outline" presentation:placeholder="false">
        <draw:text-box>
          <text:list text:style-name="a601">
            <text:list-item>
              <text:p text:style-name="a600" text:class-names="" text:cond-style-name=""><text:span text:style-name="a599" text:class-names="">Cliquez pour modifier les styles du texte du masque</text:span></text:p>
            </text:list-item>
          </text:list>
        </draw:text-box>
        <svg:title/>
        <svg:desc/>
      </draw:frame>
      <draw:frame draw:id="id190" presentation:style-name="a606" draw:name="Picture Placeholder 2" svg:x="4.25347in" svg:y="2.41667in" svg:width="3.20486in" svg:height="1.66667in" presentation:class="graphic" presentation:placeholder="false">
        <draw:text-box>
          <text:p text:style-name="a605" text:class-names="" text:cond-style-name=""><text:span text:style-name="a603" text:class-names="">Cliquez sur l'icône pour ajouter une image</text:span><text:span text:style-name="a604" text:class-names=""/></text:p>
        </draw:text-box>
        <svg:title/>
        <svg:desc/>
      </draw:frame>
      <draw:frame draw:id="id191" presentation:style-name="a610" draw:name="Text Placeholder 3" svg:x="4.25199in" svg:y="5.2791in" svg:width="3.20911in" svg:height="0.7209in" presentation:class="outline" presentation:placeholder="false">
        <draw:text-box>
          <text:list text:style-name="a609">
            <text:list-item>
              <text:p text:style-name="a608" text:class-names="" text:cond-style-name=""><text:span text:style-name="a607" text:class-names="">Cliquez pour modifier les styles du texte du masque</text:span></text:p>
            </text:list-item>
          </text:list>
        </draw:text-box>
        <svg:title/>
        <svg:desc/>
      </draw:frame>
      <draw:frame draw:id="id192" presentation:style-name="a614" draw:name="Text Placeholder 4" svg:x="7.79167in" svg:y="4.64889in" svg:width="3.2066in" svg:height="0.63021in" presentation:class="outline" presentation:placeholder="false">
        <draw:text-box>
          <text:list text:style-name="a613">
            <text:list-item>
              <text:p text:style-name="a612" text:class-names="" text:cond-style-name=""><text:span text:style-name="a611" text:class-names="">Cliquez pour modifier les styles du texte du masque</text:span></text:p>
            </text:list-item>
          </text:list>
        </draw:text-box>
        <svg:title/>
        <svg:desc/>
      </draw:frame>
      <draw:frame draw:id="id193" presentation:style-name="a618" draw:name="Picture Placeholder 2" svg:x="7.79167in" svg:y="2.41667in" svg:width="3.2066in" svg:height="1.66667in" presentation:class="graphic" presentation:placeholder="false">
        <draw:text-box>
          <text:p text:style-name="a617" text:class-names="" text:cond-style-name=""><text:span text:style-name="a615" text:class-names="">Cliquez sur l'icône pour ajouter une image</text:span><text:span text:style-name="a616" text:class-names=""/></text:p>
        </draw:text-box>
        <svg:title/>
        <svg:desc/>
      </draw:frame>
      <draw:frame draw:id="id194" presentation:style-name="a622" draw:name="Text Placeholder 3" svg:x="7.79153in" svg:y="5.2791in" svg:width="3.21085in" svg:height="0.7209in" presentation:class="outline" presentation:placeholder="false">
        <draw:text-box>
          <text:list text:style-name="a621">
            <text:list-item>
              <text:p text:style-name="a620" text:class-names="" text:cond-style-name=""><text:span text:style-name="a619" text:class-names="">Cliquez pour modifier les styles du texte du masque</text:span></text:p>
            </text:list-item>
          </text:list>
        </draw:text-box>
        <svg:title/>
        <svg:desc/>
      </draw:frame>
      <draw:connector draw:type="line" svg:x1="4.07496in" svg:y1="2.33333in" svg:x2="4.07496in" svg:y2="6.66667in" draw:id="id195" draw:style-name="a623" draw:name="Straight Connector 18">
        <svg:title/>
        <svg:desc/>
      </draw:connector>
      <draw:connector draw:type="line" svg:x1="7.61398in" svg:y1="2.33333in" svg:x2="7.61398in" svg:y2="6.67157in" draw:id="id196" draw:style-name="a624" draw:name="Straight Connector 19">
        <svg:title/>
        <svg:desc/>
      </draw:connector>
      <draw:frame draw:id="id197" presentation:style-name="a629" draw:transform="translate(-0.54167in -0.16667in) rotate(-1.5708) translate(11.64801in 2.125in)" draw:name="Date Placeholder 3" svg:width="1.08333in" svg:height="0.33333in" presentation:class="date-time" presentation:placeholder="false">
        <draw:text-box>
          <text:p text:style-name="a628" text:class-names="" text:cond-style-name=""><text:span text:style-name="a625" text:class-names=""><text:date text:fixed="false" style:data-style-name="a626"/></text:span><text:span text:style-name="a627" text:class-names=""/></text:p>
        </draw:text-box>
        <svg:title/>
        <svg:desc/>
      </draw:frame>
      <draw:frame draw:id="id198" presentation:style-name="a632" draw:transform="translate(-2.11056in -0.16667in) rotate(-1.5708) translate(11.90012in 3.69389in)" draw:name="Footer Placeholder 4" svg:width="4.22112in" svg:height="0.33333in" presentation:class="footer" presentation:placeholder="false">
        <draw:text-box>
          <text:p text:style-name="a631" text:class-names="" text:cond-style-name=""><text:span text:style-name="a630" text:class-names=""/></text:p>
        </draw:text-box>
        <svg:title/>
        <svg:desc/>
      </draw:frame>
      <draw:frame draw:id="id199" presentation:style-name="a636" draw:name="Slide Number Placeholder 5" svg:x="11.32168in" svg:y="0.32341in" svg:width="0.91667in" svg:height="0.83955in" presentation:class="page-number" presentation:placeholder="false">
        <draw:text-box>
          <text:p text:style-name="a635" text:class-names="" text:cond-style-name=""><text:span text:style-name="a633" text:class-names=""><text:page-number style:num-format="1" text:fixed="false"/></text:span><text:span text:style-name="a634" text:class-names=""/></text:p>
        </draw:text-box>
        <svg:title/>
        <svg:desc/>
      </draw:frame>
    </style:master-page>
    <style:master-page style:name="Master1-Layout16-vertTx-Titre-et-texte-vertical" style:page-layout-name="pageLayout1" draw:style-name="a638">
      <draw:frame draw:id="id200" draw:layer="Master1-bg" draw:style-name="a639" draw:name="Picture 7" svg:x="0in" svg:y="2.9196in" svg:width="4.41493in" svg:height="4.5804in" style:rel-width="scale" style:rel-height="scale">
        <draw:image xlink:href="media/image2.png" xlink:type="simple" xlink:show="embed" xlink:actuate="onLoad"/>
        <svg:title/>
        <svg:desc/>
      </draw:frame>
      <draw:frame draw:id="id201" draw:layer="Master1-bg" draw:style-name="a640" draw:name="Picture 6"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202" draw:layer="Master1-bg" draw:style-name="a642"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03" draw:layer="Master1-bg" draw:style-name="a643" draw:name="Picture 8" svg:x="8.74826in" svg:y="0in" svg:width="1.75349in" svg:height="1.24826in" style:rel-width="scale" style:rel-height="scale">
        <draw:image xlink:href="media/image4.png" xlink:type="simple" xlink:show="embed" xlink:actuate="onLoad"/>
        <svg:title/>
        <svg:desc/>
      </draw:frame>
      <draw:frame draw:id="id204" draw:layer="Master1-bg" draw:style-name="a644" draw:name="Picture 9"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205" draw:layer="Master1-bg" draw:style-name="a645" draw:name="Rectangle 11">
        <svg:title/>
        <svg:desc/>
        <draw:enhanced-geometry xmlns:dr3d="urn:oasis:names:tc:opendocument:xmlns:dr3d:1.0" draw:type="non-primitive" svg:viewBox="0 0 21600 21600" draw:enhanced-path="M 0 0 L 21600 0 21600 21600 0 21600 Z N"/>
      </draw:custom-shape>
      <draw:frame draw:id="id206" presentation:style-name="a649" draw:name="Title 1" svg:x="0.7066in" svg:y="0.4951in" svg:width="10.28513in" svg:height="1.53164in" presentation:class="title" presentation:placeholder="false">
        <draw:text-box>
          <text:p text:style-name="a648" text:class-names="" text:cond-style-name=""><text:span text:style-name="a646" text:class-names="">Modifiez le style du titre</text:span><text:span text:style-name="a647" text:class-names=""/></text:p>
        </draw:text-box>
        <svg:title/>
        <svg:desc/>
      </draw:frame>
      <draw:frame draw:id="id207" presentation:style-name="a666" draw:name="Vertical Text Placeholder 2" svg:x="1.2066in" svg:y="2.2451in" svg:width="9.78406in" svg:height="4.58823in" presentation:class="outline" presentation:placeholder="false">
        <draw:text-box>
          <text:list text:style-name="a652">
            <text:list-item>
              <text:p text:style-name="a651" text:class-names="" text:cond-style-name=""><text:span text:style-name="a650" text:class-names="">Cliquez pour modifier les styles du texte du masque</text:span></text:p>
            </text:list-item>
          </text:list>
          <text:list text:style-name="a655">
            <text:list-item>
              <text:list text:style-name="a655">
                <text:list-item>
                  <text:p text:style-name="a654" text:class-names="" text:cond-style-name=""><text:span text:style-name="a653" text:class-names="">Deuxième niveau</text:span></text:p>
                </text:list-item>
              </text:list>
            </text:list-item>
          </text:list>
          <text:list text:style-name="a658">
            <text:list-item>
              <text:list text:style-name="a658">
                <text:list-item>
                  <text:list text:style-name="a658">
                    <text:list-item>
                      <text:p text:style-name="a657" text:class-names="" text:cond-style-name=""><text:span text:style-name="a656" text:class-names="">Troisième niveau</text:span></text:p>
                    </text:list-item>
                  </text:list>
                </text:list-item>
              </text:list>
            </text:list-item>
          </text:list>
          <text:list text:style-name="a661">
            <text:list-item>
              <text:list text:style-name="a661">
                <text:list-item>
                  <text:list text:style-name="a661">
                    <text:list-item>
                      <text:list text:style-name="a661">
                        <text:list-item>
                          <text:p text:style-name="a660" text:class-names="" text:cond-style-name=""><text:span text:style-name="a659" text:class-names="">Quatrième niveau</text:span></text:p>
                        </text:list-item>
                      </text:list>
                    </text:list-item>
                  </text:list>
                </text:list-item>
              </text:list>
            </text:list-item>
          </text:list>
          <text:list text:style-name="a665">
            <text:list-item>
              <text:list text:style-name="a665">
                <text:list-item>
                  <text:list text:style-name="a665">
                    <text:list-item>
                      <text:list text:style-name="a665">
                        <text:list-item>
                          <text:list text:style-name="a665">
                            <text:list-item>
                              <text:p text:style-name="a664" text:class-names="" text:cond-style-name=""><text:span text:style-name="a662" text:class-names="">Cinquième niveau</text:span><text:span text:style-name="a663" text:class-names=""/></text:p>
                            </text:list-item>
                          </text:list>
                        </text:list-item>
                      </text:list>
                    </text:list-item>
                  </text:list>
                </text:list-item>
              </text:list>
            </text:list-item>
          </text:list>
        </draw:text-box>
        <svg:title/>
        <svg:desc/>
      </draw:frame>
      <draw:frame draw:id="id208" presentation:style-name="a671" draw:transform="translate(-0.54167in -0.16667in) rotate(-1.5708) translate(11.64801in 2.125in)" draw:name="Date Placeholder 3" svg:width="1.08333in" svg:height="0.33333in" presentation:class="date-time" presentation:placeholder="false">
        <draw:text-box>
          <text:p text:style-name="a670" text:class-names="" text:cond-style-name=""><text:span text:style-name="a667" text:class-names=""><text:date text:fixed="false" style:data-style-name="a668"/></text:span><text:span text:style-name="a669" text:class-names=""/></text:p>
        </draw:text-box>
        <svg:title/>
        <svg:desc/>
      </draw:frame>
      <draw:frame draw:id="id209" presentation:style-name="a674" draw:transform="translate(-2.11056in -0.16667in) rotate(-1.5708) translate(11.90012in 3.69389in)" draw:name="Footer Placeholder 4" svg:width="4.22112in" svg:height="0.33333in" presentation:class="footer" presentation:placeholder="false">
        <draw:text-box>
          <text:p text:style-name="a673" text:class-names="" text:cond-style-name=""><text:span text:style-name="a672" text:class-names=""/></text:p>
        </draw:text-box>
        <svg:title/>
        <svg:desc/>
      </draw:frame>
      <draw:frame draw:id="id210" presentation:style-name="a678" draw:name="Slide Number Placeholder 5" svg:x="11.32168in" svg:y="0.32341in" svg:width="0.91667in" svg:height="0.83955in" presentation:class="page-number" presentation:placeholder="false">
        <draw:text-box>
          <text:p text:style-name="a677" text:class-names="" text:cond-style-name=""><text:span text:style-name="a675" text:class-names=""><text:page-number style:num-format="1" text:fixed="false"/></text:span><text:span text:style-name="a676" text:class-names=""/></text:p>
        </draw:text-box>
        <svg:title/>
        <svg:desc/>
      </draw:frame>
    </style:master-page>
    <style:master-page style:name="Master1-Layout17-vertTitleAndTx-Titre-vertical-et-texte" style:page-layout-name="pageLayout1" draw:style-name="a680">
      <draw:frame draw:id="id211" draw:layer="Master1-bg" draw:style-name="a681" draw:name="Picture 7" svg:x="0in" svg:y="2.9196in" svg:width="4.41493in" svg:height="4.5804in" style:rel-width="scale" style:rel-height="scale">
        <draw:image xlink:href="media/image2.png" xlink:type="simple" xlink:show="embed" xlink:actuate="onLoad"/>
        <svg:title/>
        <svg:desc/>
      </draw:frame>
      <draw:frame draw:id="id212" draw:layer="Master1-bg" draw:style-name="a682" draw:name="Picture 6"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213" draw:layer="Master1-bg" draw:style-name="a684"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14" draw:layer="Master1-bg" draw:style-name="a685" draw:name="Picture 8" svg:x="8.74826in" svg:y="0in" svg:width="1.75349in" svg:height="1.24826in" style:rel-width="scale" style:rel-height="scale">
        <draw:image xlink:href="media/image4.png" xlink:type="simple" xlink:show="embed" xlink:actuate="onLoad"/>
        <svg:title/>
        <svg:desc/>
      </draw:frame>
      <draw:frame draw:id="id215" draw:layer="Master1-bg" draw:style-name="a686" draw:name="Picture 9"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216" draw:layer="Master1-bg" draw:style-name="a687" draw:name="Rectangle 11">
        <svg:title/>
        <svg:desc/>
        <draw:enhanced-geometry xmlns:dr3d="urn:oasis:names:tc:opendocument:xmlns:dr3d:1.0" draw:type="non-primitive" svg:viewBox="0 0 21600 21600" draw:enhanced-path="M 0 0 L 21600 0 21600 21600 0 21600 Z N"/>
      </draw:custom-shape>
      <draw:frame draw:id="id217" presentation:style-name="a691" draw:name="Vertical Title 1" svg:x="9.0816in" svg:y="0.47049in" svg:width="1.91667in" svg:height="6.37153in" presentation:class="title" presentation:placeholder="false">
        <draw:text-box>
          <text:p text:style-name="a690" text:class-names="" text:cond-style-name=""><text:span text:style-name="a688" text:class-names="">Modifiez le style du titre</text:span><text:span text:style-name="a689" text:class-names=""/></text:p>
        </draw:text-box>
        <svg:title/>
        <svg:desc/>
      </draw:frame>
      <draw:frame draw:id="id218" presentation:style-name="a708" draw:name="Vertical Text Placeholder 2" svg:x="0.71354in" svg:y="0.97049in" svg:width="8.11805in" svg:height="5.87153in" presentation:class="outline" presentation:placeholder="false">
        <draw:text-box>
          <text:list text:style-name="a694">
            <text:list-item>
              <text:p text:style-name="a693" text:class-names="" text:cond-style-name=""><text:span text:style-name="a692" text:class-names="">Cliquez pour modifier les styles du texte du masque</text:span></text:p>
            </text:list-item>
          </text:list>
          <text:list text:style-name="a697">
            <text:list-item>
              <text:list text:style-name="a697">
                <text:list-item>
                  <text:p text:style-name="a696" text:class-names="" text:cond-style-name=""><text:span text:style-name="a695" text:class-names="">Deuxième niveau</text:span></text:p>
                </text:list-item>
              </text:list>
            </text:list-item>
          </text:list>
          <text:list text:style-name="a700">
            <text:list-item>
              <text:list text:style-name="a700">
                <text:list-item>
                  <text:list text:style-name="a700">
                    <text:list-item>
                      <text:p text:style-name="a699" text:class-names="" text:cond-style-name=""><text:span text:style-name="a698" text:class-names="">Troisième niveau</text:span></text:p>
                    </text:list-item>
                  </text:list>
                </text:list-item>
              </text:list>
            </text:list-item>
          </text:list>
          <text:list text:style-name="a703">
            <text:list-item>
              <text:list text:style-name="a703">
                <text:list-item>
                  <text:list text:style-name="a703">
                    <text:list-item>
                      <text:list text:style-name="a703">
                        <text:list-item>
                          <text:p text:style-name="a702" text:class-names="" text:cond-style-name=""><text:span text:style-name="a701" text:class-names="">Quatrième niveau</text:span></text:p>
                        </text:list-item>
                      </text:list>
                    </text:list-item>
                  </text:list>
                </text:list-item>
              </text:list>
            </text:list-item>
          </text:list>
          <text:list text:style-name="a707">
            <text:list-item>
              <text:list text:style-name="a707">
                <text:list-item>
                  <text:list text:style-name="a707">
                    <text:list-item>
                      <text:list text:style-name="a707">
                        <text:list-item>
                          <text:list text:style-name="a707">
                            <text:list-item>
                              <text:p text:style-name="a706" text:class-names="" text:cond-style-name=""><text:span text:style-name="a704" text:class-names="">Cinquième niveau</text:span><text:span text:style-name="a705" text:class-names=""/></text:p>
                            </text:list-item>
                          </text:list>
                        </text:list-item>
                      </text:list>
                    </text:list-item>
                  </text:list>
                </text:list-item>
              </text:list>
            </text:list-item>
          </text:list>
        </draw:text-box>
        <svg:title/>
        <svg:desc/>
      </draw:frame>
      <draw:frame draw:id="id219" presentation:style-name="a713" draw:transform="translate(-0.54167in -0.16667in) rotate(-1.5708) translate(11.64801in 2.125in)" draw:name="Date Placeholder 3" svg:width="1.08333in" svg:height="0.33333in" presentation:class="date-time" presentation:placeholder="false">
        <draw:text-box>
          <text:p text:style-name="a712" text:class-names="" text:cond-style-name=""><text:span text:style-name="a709" text:class-names=""><text:date text:fixed="false" style:data-style-name="a710"/></text:span><text:span text:style-name="a711" text:class-names=""/></text:p>
        </draw:text-box>
        <svg:title/>
        <svg:desc/>
      </draw:frame>
      <draw:frame draw:id="id220" presentation:style-name="a716" draw:transform="translate(-2.11056in -0.16667in) rotate(-1.5708) translate(11.90012in 3.69389in)" draw:name="Footer Placeholder 4" svg:width="4.22112in" svg:height="0.33333in" presentation:class="footer" presentation:placeholder="false">
        <draw:text-box>
          <text:p text:style-name="a715" text:class-names="" text:cond-style-name=""><text:span text:style-name="a714" text:class-names=""/></text:p>
        </draw:text-box>
        <svg:title/>
        <svg:desc/>
      </draw:frame>
      <draw:frame draw:id="id221" presentation:style-name="a720" draw:name="Slide Number Placeholder 5" svg:x="11.32168in" svg:y="0.32341in" svg:width="0.91667in" svg:height="0.83955in" presentation:class="page-number" presentation:placeholder="false">
        <draw:text-box>
          <text:p text:style-name="a719" text:class-names="" text:cond-style-name=""><text:span text:style-name="a717" text:class-names=""><text:page-number style:num-format="1" text:fixed="false"/></text:span><text:span text:style-name="a71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ésentation PowerPoint</dc:title>
    <meta:initial-creator>ahmed</meta:initial-creator>
    <dc:creator>ahmed</dc:creator>
    <meta:creation-date>2022-07-29T10:18:45Z</meta:creation-date>
    <dc:date>2022-07-29T10:49:55Z</dc:date>
    <meta:template xlink:href="Ion" xlink:type="simple"/>
    <meta:editing-cycles>1</meta:editing-cycles>
    <meta:editing-duration>PT1869S</meta:editing-duration>
    <meta:document-statistic meta:paragraph-count="11" meta:word-count="270"/>
  </office:meta>
</office:document-meta>
</file>